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table-cell-properties style:vertical-align="top"/>
    </style:style>
    <style:style style:name="ce2" style:family="table-cell" style:parent-style-name="Default" style:data-style-name="N0">
      <style:table-cell-properties fo:border="thin solid #000000" style:vertical-align="top" fo:wrap-option="wrap" fo:background-color="#FFDE53"/>
      <style:text-properties fo:font-size="10pt" style:font-size-asian="10pt" style:font-size-complex="10pt"/>
    </style:style>
    <style:style style:name="ce3" style:family="table-cell" style:parent-style-name="Default" style:data-style-name="N0">
      <style:table-cell-properties fo:border="thin solid #000000" style:vertical-align="top" fo:wrap-option="wrap" fo:background-color="#C6E0B4"/>
      <style:text-properties fo:font-size="10pt" style:font-size-asian="10pt" style:font-size-complex="10pt"/>
    </style:style>
    <style:style style:name="ce4" style:family="table-cell" style:parent-style-name="Default" style:data-style-name="N0">
      <style:table-cell-properties fo:border="thin solid #000000" style:vertical-align="top" fo:wrap-option="wrap" fo:background-color="#B4C6E7"/>
      <style:text-properties fo:font-size="10pt" style:font-size-asian="10pt" style:font-size-complex="10pt"/>
    </style:style>
    <style:style style:name="ce5" style:family="table-cell" style:parent-style-name="Default" style:data-style-name="N0">
      <style:table-cell-properties style:vertical-align="top"/>
      <style:text-properties fo:font-size="10pt" style:font-size-asian="10pt" style:font-size-complex="10pt"/>
    </style:style>
    <style:style style:name="ce6" style:family="table-cell" style:parent-style-name="Default" style:data-style-name="N0">
      <style:table-cell-properties style:vertical-align="top" fo:wrap-option="wrap"/>
      <style:text-properties fo:font-size="10pt" style:font-size-asian="10pt" style:font-size-complex="10pt"/>
    </style:style>
    <style:style style:name="ce7" style:family="table-cell" style:parent-style-name="Default" style:data-style-name="N0">
      <style:table-cell-properties fo:border="thin solid #000000" style:vertical-align="top" fo:background-color="#FFDE53" style:repeat-content="false"/>
      <style:paragraph-properties fo:text-align="start" fo:margin-left="0cm" style:writing-mode="lr"/>
      <style:text-properties fo:font-size="10pt" style:font-size-asian="10pt" style:font-size-complex="10pt"/>
    </style:style>
    <style:style style:name="ce8" style:family="table-cell" style:parent-style-name="Default" style:data-style-name="N0">
      <style:table-cell-properties fo:border="thin solid #000000" style:vertical-align="top" fo:wrap-option="wrap" fo:background-color="#FFDE53" style:repeat-content="false"/>
      <style:paragraph-properties fo:text-align="start" fo:margin-left="0cm" style:writing-mode="lr"/>
      <style:text-properties fo:font-size="10pt" style:font-size-asian="10pt" style:font-size-complex="10pt"/>
    </style:style>
    <style:style style:name="ce9" style:family="table-cell" style:parent-style-name="Default" style:data-style-name="N0">
      <style:table-cell-properties fo:border="thin solid #000000" style:vertical-align="middle" fo:wrap-option="wrap" style:repeat-content="false"/>
      <style:paragraph-properties fo:text-align="center"/>
      <style:text-properties fo:font-size="12pt" style:font-size-asian="12pt" style:font-size-complex="12pt" fo:font-weight="bold" style:font-weight-asian="bold" style:font-weight-complex="bold"/>
    </style:style>
    <style:style style:name="ce10" style:family="table-cell" style:parent-style-name="Default" style:data-style-name="N0">
      <style:table-cell-properties fo:border="thin solid #000000" style:vertical-align="top" fo:wrap-option="wrap" fo:background-color="#FFFFFF"/>
      <style:text-properties fo:font-size="10pt" style:font-size-asian="10pt" style:font-size-complex="10pt"/>
    </style:style>
    <style:style style:name="ce11" style:family="table-cell" style:parent-style-name="Default" style:data-style-name="N0">
      <style:table-cell-properties fo:border="thin solid #000000" style:vertical-align="top" fo:wrap-option="wrap" fo:background-color="#FFB481"/>
      <style:text-properties fo:font-size="10pt" style:font-size-asian="10pt" style:font-size-complex="10pt"/>
    </style:style>
    <style:style style:name="ce12" style:family="table-cell" style:parent-style-name="Default" style:data-style-name="N0">
      <style:table-cell-properties fo:border="thin solid #000000" style:vertical-align="top" fo:wrap-option="wrap"/>
      <style:text-properties fo:font-size="10pt" style:font-size-asian="10pt" style:font-size-complex="10pt"/>
    </style:style>
    <style:style style:name="ce13" style:family="table-cell" style:parent-style-name="Default" style:data-style-name="N0">
      <style:table-cell-properties fo:border="thin solid #000000" style:vertical-align="top" fo:wrap-option="wrap" style:repeat-content="false"/>
      <style:paragraph-properties fo:text-align="center"/>
      <style:text-properties fo:font-size="22pt" style:font-size-asian="22pt" style:font-size-complex="22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78354166666667cm"/>
    </style:style>
    <style:style style:name="co2" style:family="table-column">
      <style:table-column-properties fo:break-before="auto" style:column-width="3.38666666666667cm"/>
    </style:style>
    <style:style style:name="co3" style:family="table-column">
      <style:table-column-properties fo:break-before="auto" style:column-width="10.1335416666667cm"/>
    </style:style>
    <style:style style:name="co4" style:family="table-column">
      <style:table-column-properties fo:break-before="auto" style:column-width="9.73666666666667cm"/>
    </style:style>
    <style:style style:name="co5"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38.25pt" style:use-optimal-row-height="true" fo:break-before="auto"/>
    </style:style>
    <style:style style:name="ro4" style:family="table-row">
      <style:table-row-properties style:row-height="89.2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63.75pt" style:use-optimal-row-height="true" fo:break-before="auto"/>
    </style:style>
    <style:style style:name="ro7" style:family="table-row">
      <style:table-row-properties style:row-height="76.5pt" style:use-optimal-row-height="true" fo:break-before="auto"/>
    </style:style>
    <style:style style:name="ro8" style:family="table-row">
      <style:table-row-properties style:row-height="102pt" style:use-optimal-row-height="true" fo:break-before="auto"/>
    </style:style>
    <style:style style:name="ro9" style:family="table-row">
      <style:table-row-properties style:row-height="114.75pt" style:use-optimal-row-height="true" fo:break-before="auto"/>
    </style:style>
    <style:style style:name="ro10" style:family="table-row">
      <style:table-row-properties style:row-height="25.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rançai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16380" table:default-cell-style-name="ce1"/>
        <table:table-row table:style-name="ro1">
          <table:table-cell office:value-type="string" table:number-columns-spanned="4" table:number-rows-spanned="2" table:style-name="ce13">
            <text:p>Questions finales pour le jeu "Panique à la Biblio!"</text:p>
          </table:table-cell>
          <table:covered-table-cell table:number-columns-repeated="3"/>
          <table:table-cell table:number-columns-repeated="16380"/>
        </table:table-row>
        <table:table-row table:style-name="ro1">
          <table:covered-table-cell/>
          <table:covered-table-cell table:number-columns-repeated="3"/>
          <table:table-cell table:number-columns-repeated="16380"/>
        </table:table-row>
        <table:table-row table:style-name="ro2">
          <table:table-cell office:value-type="string" table:style-name="ce9">
            <text:p>Catégorie</text:p>
          </table:table-cell>
          <table:table-cell office:value-type="string" table:style-name="ce9">
            <text:p>Titre</text:p>
          </table:table-cell>
          <table:table-cell office:value-type="string" table:style-name="ce9">
            <text:p>Question</text:p>
          </table:table-cell>
          <table:table-cell office:value-type="string" table:style-name="ce9">
            <text:p><text:s/>Réponse</text:p>
          </table:table-cell>
          <table:table-cell table:number-columns-repeated="16380"/>
        </table:table-row>
        <table:table-row table:style-name="ro3">
          <table:table-cell office:value-type="string" table:style-name="ce2">
            <text:p>Outils de recherche</text:p>
          </table:table-cell>
          <table:table-cell office:value-type="string" table:style-name="ce2">
            <text:p>V/F</text:p>
          </table:table-cell>
          <table:table-cell office:value-type="string" table:style-name="ce7">
            <text:p>Zotero est une base de données médicale.</text:p>
          </table:table-cell>
          <table:table-cell office:value-type="string" table:style-name="ce8">
            <text:p>Réponse : Faux</text:p>
            <text:p/>
            <text:p>Il s’agit d’un logiciel de gestion de références bibliographiques.</text:p>
          </table:table-cell>
          <table:table-cell table:number-columns-repeated="16380"/>
        </table:table-row>
        <table:table-row table:style-name="ro4">
          <table:table-cell office:value-type="string" table:style-name="ce2">
            <text:p>Outils de recherche</text:p>
          </table:table-cell>
          <table:table-cell office:value-type="string" table:style-name="ce2">
            <text:p>Choix multiple</text:p>
          </table:table-cell>
          <table:table-cell office:value-type="string" table:style-name="ce2">
            <text:p>Sur quelle plateforme puis-je voir les livres que possède la Bibliothèque ?</text:p>
            <text:p/>
            <text:p>a. Swisscovery<text:s/></text:p>
            <text:p>b. Cyberlearn HES-SO</text:p>
            <text:p>c. Site web de la HEdS</text:p>
            <text:p>d. Les trois propositions ci-dessus</text:p>
          </table:table-cell>
          <table:table-cell office:value-type="string" table:style-name="ce7">
            <text:p>Réponse : a.</text:p>
          </table:table-cell>
          <table:table-cell table:number-columns-repeated="16380"/>
        </table:table-row>
        <table:table-row table:style-name="ro5">
          <table:table-cell office:value-type="string" table:style-name="ce2">
            <text:p>Outils de recherche</text:p>
          </table:table-cell>
          <table:table-cell office:value-type="string" table:style-name="ce2">
            <text:p>V/F</text:p>
          </table:table-cell>
          <table:table-cell office:value-type="string" table:style-name="ce2">
            <text:p>Sur ArODES je peux trouver les publications des chercheur-euses de la HEdS.</text:p>
            <text:p/>
          </table:table-cell>
          <table:table-cell office:value-type="string" table:style-name="ce2">
            <text:p>Réponse : Vrai</text:p>
            <text:p/>
            <text:p>ArODES est l'archive institutionnelle de la HES-SO et propose des articles, actes de conférences, livres et thèses.</text:p>
          </table:table-cell>
          <table:table-cell table:number-columns-repeated="16380"/>
        </table:table-row>
        <table:table-row table:style-name="ro5">
          <table:table-cell office:value-type="string" table:style-name="ce2">
            <text:p>Outils de recherche</text:p>
          </table:table-cell>
          <table:table-cell office:value-type="string" table:style-name="ce2">
            <text:p>V/F</text:p>
          </table:table-cell>
          <table:table-cell office:value-type="string" table:style-name="ce2">
            <text:p>CINAHL est une base de données spécialisée dans le domaine des soins.<text:s/></text:p>
            <text:p/>
          </table:table-cell>
          <table:table-cell office:value-type="string" table:style-name="ce2">
            <text:p>Réponse : Vrai</text:p>
            <text:p/>
            <text:p>CINAHL est spécialisée dans les sciences infirmières et sciences de la santé.</text:p>
          </table:table-cell>
          <table:table-cell table:number-columns-repeated="16380"/>
        </table:table-row>
        <table:table-row table:style-name="ro6">
          <table:table-cell office:value-type="string" table:style-name="ce2">
            <text:p>Outils de recherche</text:p>
          </table:table-cell>
          <table:table-cell office:value-type="string" table:style-name="ce2">
            <text:p>V/F</text:p>
          </table:table-cell>
          <table:table-cell office:value-type="string" table:style-name="ce2">
            <text:p>Le VPN est un outil de recherche.</text:p>
            <text:p/>
          </table:table-cell>
          <table:table-cell office:value-type="string" table:style-name="ce2">
            <text:p>Réponse : Faux</text:p>
            <text:p/>
            <text:p>Le VPN est une application qui permet d’accéder depuis un ordinateur personnel à toutes les ressources en ligne auxquelles la Bibliothèque a accès.</text:p>
          </table:table-cell>
          <table:table-cell table:number-columns-repeated="16380"/>
        </table:table-row>
        <table:table-row table:style-name="ro5">
          <table:table-cell office:value-type="string" table:style-name="ce2">
            <text:p>Outils de recherche</text:p>
          </table:table-cell>
          <table:table-cell office:value-type="string" table:style-name="ce2">
            <text:p>V/F</text:p>
          </table:table-cell>
          <table:table-cell office:value-type="string" table:style-name="ce2">
            <text:p>Pour effectuer une recherche dans swisscovery|HES-SO, je dois être inscrit-e.<text:s/></text:p>
          </table:table-cell>
          <table:table-cell office:value-type="string" table:style-name="ce2">
            <text:p>Réponse : Faux</text:p>
            <text:p/>
            <text:p>Il est uniquement nécessaire d’être inscrit-e pour emprunter des documents.</text:p>
          </table:table-cell>
          <table:table-cell table:number-columns-repeated="16380"/>
        </table:table-row>
        <table:table-row table:style-name="ro7">
          <table:table-cell office:value-type="string" table:style-name="ce2">
            <text:p>Outils de recherche</text:p>
          </table:table-cell>
          <table:table-cell office:value-type="string" table:style-name="ce2">
            <text:p>Choix multiple</text:p>
          </table:table-cell>
          <table:table-cell office:value-type="string" table:style-name="ce2">
            <text:p>Quel outil puis-je utiliser pour traduire mes mots-clés en anglais ?</text:p>
            <text:p/>
            <text:p>a. Le HeTOP</text:p>
            <text:p>b. Un dictionnaire</text:p>
            <text:p>c. DeepL</text:p>
            <text:p>d. Les trois propositions ci-dessus</text:p>
          </table:table-cell>
          <table:table-cell office:value-type="string" table:style-name="ce2">
            <text:p>Réponse : d.</text:p>
          </table:table-cell>
          <table:table-cell table:number-columns-repeated="16380"/>
        </table:table-row>
        <table:table-row table:style-name="ro6">
          <table:table-cell office:value-type="string" table:style-name="ce2">
            <text:p>Outils de recherche</text:p>
          </table:table-cell>
          <table:table-cell office:value-type="string" table:style-name="ce2">
            <text:p>V/F</text:p>
          </table:table-cell>
          <table:table-cell office:value-type="string" table:style-name="ce2">
            <text:p>Les bases de données Medline via PubMed et CINAHL s’interrogent en français et en anglais.</text:p>
          </table:table-cell>
          <table:table-cell office:value-type="string" table:style-name="ce2">
            <text:p>Réponse : Faux</text:p>
            <text:p/>
            <text:p>Les mots-clés sont à insérer en anglais uniquement, même si ces bases de données contiennent des articles dans plusieurs langues.</text:p>
          </table:table-cell>
          <table:table-cell table:number-columns-repeated="16380"/>
        </table:table-row>
        <table:table-row table:style-name="ro5">
          <table:table-cell office:value-type="string" table:style-name="ce2">
            <text:p>Outils de recherche</text:p>
          </table:table-cell>
          <table:table-cell office:value-type="string" table:style-name="ce2">
            <text:p>V/F</text:p>
          </table:table-cell>
          <table:table-cell office:value-type="string" table:style-name="ce2">
            <text:p>Je peux accéder au texte intégral de tout le contenu proposé par Google Scholar.</text:p>
          </table:table-cell>
          <table:table-cell office:value-type="string" table:style-name="ce2">
            <text:p>Réponse : Faux</text:p>
            <text:p/>
            <text:p>Certains documents ne font pas partie des abonnements de la Bibliothèque et ne sont donc pas accessibles.</text:p>
          </table:table-cell>
          <table:table-cell table:number-columns-repeated="16380"/>
        </table:table-row>
        <table:table-row table:style-name="ro5">
          <table:table-cell office:value-type="string" table:style-name="ce2">
            <text:p>Outils de recherche</text:p>
          </table:table-cell>
          <table:table-cell office:value-type="string" table:style-name="ce2">
            <text:p>V/F</text:p>
          </table:table-cell>
          <table:table-cell office:value-type="string" table:style-name="ce2">
            <text:p>La base de données Medline via PubMed est spécialisée dans les soins infirmiers.<text:s/></text:p>
          </table:table-cell>
          <table:table-cell office:value-type="string" table:style-name="ce2">
            <text:p>Réponse : Faux</text:p>
            <text:p/>
            <text:p>Medline via PubMed est une base de données spécialisée dans le domaine biomédical.</text:p>
          </table:table-cell>
          <table:table-cell table:number-columns-repeated="16380"/>
        </table:table-row>
        <table:table-row table:style-name="ro7">
          <table:table-cell office:value-type="string" table:style-name="ce2">
            <text:p>Outils de recherche</text:p>
          </table:table-cell>
          <table:table-cell office:value-type="string" table:style-name="ce2">
            <text:p>Choix multiple</text:p>
          </table:table-cell>
          <table:table-cell office:value-type="string" table:style-name="ce2">
            <text:p>Où puis-je trouver les travaux de Bachelor des anciennes volées ?</text:p>
            <text:p/>
            <text:p>a. Sur SONAR</text:p>
            <text:p>b. Sur Intranet</text:p>
            <text:p>c. Sur le site web de la HEdS</text:p>
            <text:p>d. Il n’est pas possible de les consulter</text:p>
          </table:table-cell>
          <table:table-cell office:value-type="string" table:style-name="ce2">
            <text:p>Réponse : a.</text:p>
            <text:p/>
            <text:p>Depuis 2012, une sélection de travaux de Bachelor est mise à disposition au format PDF sur la plateforme SONAR.</text:p>
          </table:table-cell>
          <table:table-cell table:number-columns-repeated="16380"/>
        </table:table-row>
        <table:table-row table:style-name="ro8">
          <table:table-cell office:value-type="string" table:style-name="ce2">
            <text:p>Outils de recherche</text:p>
          </table:table-cell>
          <table:table-cell office:value-type="string" table:style-name="ce2">
            <text:p>Choix multiple</text:p>
          </table:table-cell>
          <table:table-cell office:value-type="string" table:style-name="ce2">
            <text:p>Je ne suis pas à l’aise avec l’anglais… Quelle base de données francophone spécialisée dans le domaine des soins et de la médecine pourrais-je utiliser ?</text:p>
            <text:p/>
            <text:p>a. CINAHL</text:p>
            <text:p>b. PubMed</text:p>
            <text:p>c. LiSSa</text:p>
            <text:p>d. Les trois propositions ci-dessus</text:p>
          </table:table-cell>
          <table:table-cell office:value-type="string" table:style-name="ce2">
            <text:p>Réponse : c.</text:p>
            <text:p/>
            <text:p>LiSSa s’interroge en français et propose des références d’articles uniquement en français. Mais attention, en limitant vos recherches à des ressources francophones, vous passez à côté d'un grand nombre de documents qui pourraient être pertinents car la majorité de la littérature scientifique est en anglais.</text:p>
          </table:table-cell>
          <table:table-cell table:number-columns-repeated="16380"/>
        </table:table-row>
        <table:table-row table:style-name="ro4">
          <table:table-cell office:value-type="string" table:style-name="ce2">
            <text:p>Outils de recherche</text:p>
          </table:table-cell>
          <table:table-cell office:value-type="string" table:style-name="ce2">
            <text:p>Choix multiple</text:p>
          </table:table-cell>
          <table:table-cell office:value-type="string" table:style-name="ce2">
            <text:p>Où puis-je trouver des explications concernant l’utilisation des outils de recherche ?</text:p>
            <text:p/>
            <text:p>a. Sur la page Cyberlearn HES-SO de la Bibliothèque</text:p>
            <text:p>b. Sur les pages web de la Bibliothèque</text:p>
            <text:p>c. Auprès des bibliothécaires</text:p>
            <text:p>d. Les trois propositions ci-dessus</text:p>
          </table:table-cell>
          <table:table-cell office:value-type="string" table:style-name="ce2">
            <text:p>Réponse : d.</text:p>
          </table:table-cell>
          <table:table-cell table:number-columns-repeated="16380"/>
        </table:table-row>
        <table:table-row table:style-name="ro5">
          <table:table-cell office:value-type="string" table:style-name="ce2">
            <text:p>Outils de recherche</text:p>
          </table:table-cell>
          <table:table-cell office:value-type="string" table:style-name="ce2">
            <text:p>V/F</text:p>
          </table:table-cell>
          <table:table-cell office:value-type="string" table:style-name="ce2">
            <text:p>Google Scholar donne les mêmes résultats que Google.<text:s/></text:p>
          </table:table-cell>
          <table:table-cell office:value-type="string" table:style-name="ce2">
            <text:p>Réponse : Faux</text:p>
            <text:p/>
            <text:p>Google Scholar est un moteur de recherche spécialisé proposant uniquement de la documentation académique ou scientifique.</text:p>
          </table:table-cell>
          <table:table-cell table:number-columns-repeated="16380"/>
        </table:table-row>
        <table:table-row table:style-name="ro4">
          <table:table-cell office:value-type="string" table:style-name="ce2">
            <text:p>Outils de recherche</text:p>
          </table:table-cell>
          <table:table-cell office:value-type="string" table:style-name="ce2">
            <text:p>Choix multiple</text:p>
          </table:table-cell>
          <table:table-cell office:value-type="string" table:style-name="ce2">
            <text:p>Quel est le meilleur moyen de trouver des données statistiques sur une pathologie ?</text:p>
            <text:p/>
            <text:p>a. Dans les livres</text:p>
            <text:p>b. Sur PubMed</text:p>
            <text:p>c. Sur CINAHL</text:p>
            <text:p>d. Sur les sites web spécialisés</text:p>
          </table:table-cell>
          <table:table-cell office:value-type="string" table:style-name="ce2">
            <text:p>Réponse : d.</text:p>
            <text:p/>
            <text:p>Nous vous conseillons de consulter les sites web officiels (Office fédéral de la statistique, Organisation mondiale de la santé, …) afin d’obtenir les données les plus à jour.</text:p>
          </table:table-cell>
          <table:table-cell table:number-columns-repeated="16380"/>
        </table:table-row>
        <table:table-row table:style-name="ro6">
          <table:table-cell office:value-type="string" table:style-name="ce10">
            <text:p>JOKER-Services proposés par la Bibliothèque</text:p>
          </table:table-cell>
          <table:table-cell office:value-type="string" table:style-name="ce2">
            <text:p>V/F</text:p>
          </table:table-cell>
          <table:table-cell office:value-type="string" table:style-name="ce2">
            <text:p>En tant que membre HEdS, si je fais venir un livre depuis une autre bibliothèque, je ne dois rien payer.</text:p>
          </table:table-cell>
          <table:table-cell office:value-type="string" table:style-name="ce2">
            <text:p>Réponse : Vrai</text:p>
            <text:p/>
            <text:p>Les frais sont pris en charge par la Bibliothèque de la HEdS pour autant que le livre soit retiré dans une bibliothèque de la HES-SO Genève.</text:p>
          </table:table-cell>
          <table:table-cell table:number-columns-repeated="16380"/>
        </table:table-row>
        <table:table-row table:style-name="ro6">
          <table:table-cell office:value-type="string" table:style-name="ce10">
            <text:p>JOKER-Services proposés par la Bibliothèque</text:p>
          </table:table-cell>
          <table:table-cell office:value-type="string" table:style-name="ce2">
            <text:p>V/F</text:p>
          </table:table-cell>
          <table:table-cell office:value-type="string" table:style-name="ce2">
            <text:p>J’ai le droit d’emprunter des revues papier pour une durée de 15 jours.</text:p>
          </table:table-cell>
          <table:table-cell office:value-type="string" table:style-name="ce2">
            <text:p>Réponse : Faux</text:p>
            <text:p/>
            <text:p>Mais vous pouvez faire des scans ou des copies. A noter que la majorité des revues papier auxquelles la Bibliothèque est abonnée sont également accessibles en ligne.</text:p>
          </table:table-cell>
          <table:table-cell table:number-columns-repeated="16380"/>
        </table:table-row>
        <table:table-row table:style-name="ro4">
          <table:table-cell office:value-type="string" table:style-name="ce10">
            <text:p>JOKER-Services proposés par la Bibliothèque</text:p>
          </table:table-cell>
          <table:table-cell office:value-type="string" table:style-name="ce2">
            <text:p>Choix multiple</text:p>
          </table:table-cell>
          <table:table-cell office:value-type="string" table:style-name="ce2">
            <text:p>Sur quelle thématique la Bibliothèque<text:s/><text:span text:style-name="T2">ne peut pas</text:span><text:s/>m’apporter de soutien ?</text:p>
            <text:p/>
            <text:p>a. La recherche documentaire</text:p>
            <text:p>b. Les citations et références bibliographiques</text:p>
            <text:p>c. L’utilisation de Zotero</text:p>
            <text:p>d. Le logiciel Word</text:p>
          </table:table-cell>
          <table:table-cell office:value-type="string" table:style-name="ce2">
            <text:p>Réponse : <text:s/>d.</text:p>
          </table:table-cell>
          <table:table-cell table:number-columns-repeated="16380"/>
        </table:table-row>
        <table:table-row table:style-name="ro8">
          <table:table-cell office:value-type="string" table:style-name="ce10">
            <text:p>Bonus</text:p>
          </table:table-cell>
          <table:table-cell table:style-name="ce2"/>
          <table:table-cell office:value-type="string" table:style-name="ce2">
            <text:p>Génial ! Ce week-end, vous avez installé l’extension de navigateur web Unpaywall sur votre ordinateur privé. En plus du VPN, cet outil super pratique vous permet de repérer en deux secondes l’accès au texte intégral d’un article. Vous avez réussi à accéder à toutes les sources nécessaires pour votre travail. Prenez la carte de votre choix chez l’adversaire à votre droite.</text:p>
            <text:p/>
            <text:p>Sortez cette carte du jeu.</text:p>
          </table:table-cell>
          <table:table-cell table:style-name="ce2"/>
          <table:table-cell table:number-columns-repeated="16380"/>
        </table:table-row>
        <table:table-row table:style-name="ro8">
          <table:table-cell office:value-type="string" table:style-name="ce10">
            <text:p>Bonus</text:p>
          </table:table-cell>
          <table:table-cell table:style-name="ce2"/>
          <table:table-cell office:value-type="string" table:style-name="ce2">
            <text:p>Waouh! Vous venez de découvrir<text:span text:style-name="T4"><text:s/>tous les</text:span><text:s/>tutoriels vidéo et les guides que l’équipe de la Bibliothèque met à votre disposition. Ça tombe bien, car vous vouliez commencer votre travail de recherche. Vous les parcourez pour combler vos lacunes et vous vous lancez, très motivé-e, dans vos recherches documentaires. Comme vous êtes super à l’aise, rejouez!</text:p>
            <text:p/>
            <text:p>Sortez cette carte du jeu.</text:p>
          </table:table-cell>
          <table:table-cell table:style-name="ce2"/>
          <table:table-cell table:number-columns-repeated="16380"/>
        </table:table-row>
        <table:table-row table:style-name="ro4">
          <table:table-cell office:value-type="string" table:style-name="ce10">
            <text:p>Malus</text:p>
          </table:table-cell>
          <table:table-cell table:style-name="ce2"/>
          <table:table-cell office:value-type="string" table:style-name="ce2">
            <text:p>Aïe… vous vous êtes mélangé les pinceaux dans l’utilisation des bases de données et des opérateurs booléens, et avez confondu AND et OR. Pas de souci : prenez le temps de regarder à nouveau les tutoriels vidéo et de consulter les guides de la Bibliothèque, avant de reprendre vos recherches, et passez votre tour !<text:s/></text:p>
            <text:p/>
            <text:p>Sortez cette carte du jeu.</text:p>
          </table:table-cell>
          <table:table-cell table:style-name="ce2"/>
          <table:table-cell table:number-columns-repeated="16380"/>
        </table:table-row>
        <table:table-row table:style-name="ro4">
          <table:table-cell office:value-type="string" table:style-name="ce10">
            <text:p>Malus</text:p>
          </table:table-cell>
          <table:table-cell table:style-name="ce2"/>
          <table:table-cell office:value-type="string" table:style-name="ce2">
            <text:p>Oups !! Vous n’avez pas bien évalué la source trouvée pour votre travail de recherche, et il s’avère que c’était une fake news… Dommage ! Débarrassez-vous d’une carte gagnée de votre choix. La prochaine fois, vous prendrez un peu plus de temps pour évaluer l’information trouvée !<text:s/></text:p>
            <text:p/>
            <text:p>Sortez cette carte du jeu.</text:p>
          </table:table-cell>
          <table:table-cell table:style-name="ce2"/>
          <table:table-cell table:number-columns-repeated="16380"/>
        </table:table-row>
        <table:table-row table:style-name="ro4">
          <table:table-cell office:value-type="string" table:style-name="ce11">
            <text:p>Stratégies de recherche</text:p>
          </table:table-cell>
          <table:table-cell office:value-type="string" table:style-name="ce11">
            <text:p>V/F</text:p>
          </table:table-cell>
          <table:table-cell office:value-type="string" table:style-name="ce11">
            <text:p>Sur PubMed, une bonne astuce est d'utiliser les filtres <text:s/>« free full text » et « full text ».<text:s/></text:p>
          </table:table-cell>
          <table:table-cell office:value-type="string" table:style-name="ce11">
            <text:p>Réponse : Faux</text:p>
            <text:p/>
            <text:p>L’utilisation de ces filtres peut réduire et biaiser les résultats de votre recherche et vous risquez de passer à côté d'un grand nombre d'articles pertinents. En tant que membre HES-SO, vous bénéficiez d’un accès élargi aux ressources en ligne via le VPN ou le réseau institutionnel.</text:p>
          </table:table-cell>
          <table:table-cell table:number-columns-repeated="16380"/>
        </table:table-row>
        <table:table-row table:style-name="ro6">
          <table:table-cell office:value-type="string" table:style-name="ce11">
            <text:p>Stratégies de recherche</text:p>
          </table:table-cell>
          <table:table-cell office:value-type="string" table:style-name="ce11">
            <text:p>V/F</text:p>
          </table:table-cell>
          <table:table-cell office:value-type="string" table:style-name="ce11">
            <text:p>L’utilisation de filtres dans les bases de données est systématiquement requise.<text:s/></text:p>
          </table:table-cell>
          <table:table-cell office:value-type="string" table:style-name="ce11">
            <text:p>Réponse : Faux<text:s/></text:p>
            <text:p/>
            <text:p>Les filtres doivent être utilisés avec précaution et en fonction de votre question de recherche. Il convient d’abord de consulter les résultats de votre recherche avant d’en appliquer.</text:p>
          </table:table-cell>
          <table:table-cell table:number-columns-repeated="16380"/>
        </table:table-row>
        <table:table-row table:style-name="ro6">
          <table:table-cell office:value-type="string" table:style-name="ce11">
            <text:p>Stratégies de recherche</text:p>
          </table:table-cell>
          <table:table-cell office:value-type="string" table:style-name="ce11">
            <text:p>V/F</text:p>
          </table:table-cell>
          <table:table-cell office:value-type="string" table:style-name="ce11">
            <text:p>Un thésaurus permet d’utiliser un mot unique pour traduire un concept ou une idée (un exemple de thésaurus est le MeSH Database).</text:p>
          </table:table-cell>
          <table:table-cell office:value-type="string" table:style-name="ce11">
            <text:p>Réponse : Vrai</text:p>
            <text:p/>
            <text:p>Les termes du thésaurus permettent de regrouper en un seul terme des synonymes. De ce fait, vous utilisez un seul terme pour décrire une multitude de synonymes de ce terme.</text:p>
          </table:table-cell>
          <table:table-cell table:number-columns-repeated="16380"/>
        </table:table-row>
        <table:table-row table:style-name="ro9">
          <table:table-cell office:value-type="string" table:style-name="ce11">
            <text:p>Stratégies de recherche</text:p>
          </table:table-cell>
          <table:table-cell office:value-type="string" table:style-name="ce11">
            <text:p>Choix multiple</text:p>
          </table:table-cell>
          <table:table-cell office:value-type="string" table:style-name="ce11">
            <text:p>Pourquoi l’équation de recherche suivante est<text:span text:style-name="T2"><text:s/>incorrecte</text:span><text:s/>:</text:p>
            <text:p>adolescent OR teenager AND stress OR anxiety ?</text:p>
            <text:p/>
            <text:p>a. Car l'équation ne sépare pas les différents concepts par des parenthèses<text:s/></text:p>
            <text:p>b. Car les termes de recherche ne sont pas dans l’ordre alphabétique</text:p>
            <text:p>c. Car les mots-clés sont en anglais</text:p>
            <text:p>d. Car il ne faut pas chercher de terme au singulier</text:p>
          </table:table-cell>
          <table:table-cell office:value-type="string" table:style-name="ce11">
            <text:p>Réponse : a.</text:p>
            <text:p/>
            <text:p>Les opérateurs booléens suivent une logique. On regroupe ensemble les termes du même concept entre parenthèses avec OR puis, on sépare les concepts avec AND. L'équation correcte est : (adolescent OR teenager) AND (stress OR anxiety).</text:p>
          </table:table-cell>
          <table:table-cell table:number-columns-repeated="16380"/>
        </table:table-row>
        <table:table-row table:style-name="ro4">
          <table:table-cell office:value-type="string" table:style-name="ce11">
            <text:p>Stratégies de recherche</text:p>
          </table:table-cell>
          <table:table-cell office:value-type="string" table:style-name="ce11">
            <text:p>Choix multiple</text:p>
          </table:table-cell>
          <table:table-cell office:value-type="string" table:style-name="ce11">
            <text:p>Parmi les équations de recherche suivantes sur la thématique du stress chez les adolescent-es, laquelle est correcte ?</text:p>
            <text:p/>
            <text:p>a. Adolescent AND stress</text:p>
            <text:p>b. Adolescent AND (stress OR anxiety)</text:p>
            <text:p>c. (Adolescent OR teenager) AND stress<text:s/></text:p>
            <text:p>d. Les quatre propositions ci-dessus</text:p>
          </table:table-cell>
          <table:table-cell office:value-type="string" table:style-name="ce11">
            <text:p>Réponse : d.</text:p>
          </table:table-cell>
          <table:table-cell table:number-columns-repeated="16380"/>
        </table:table-row>
        <table:table-row table:style-name="ro8">
          <table:table-cell office:value-type="string" table:style-name="ce11">
            <text:p>Stratégies de recherche</text:p>
          </table:table-cell>
          <table:table-cell office:value-type="string" table:style-name="ce11">
            <text:p>Choix multiple</text:p>
          </table:table-cell>
          <table:table-cell office:value-type="string" table:style-name="ce11">
            <text:p>Ma recherche donne peu de résultats, que puis-je faire ?</text:p>
            <text:p/>
            <text:p>a. Supprimer un concept<text:s/></text:p>
            <text:p>b. Utiliser un autre outil de recherche</text:p>
            <text:p>c. Ajouter des mots-clés dans mes concepts avec l’opérateur booléen OR</text:p>
            <text:p>d. Vérifier que l'équation de recherche est construite correctement</text:p>
            <text:p>e. Les quatre propositions ci-dessus</text:p>
          </table:table-cell>
          <table:table-cell office:value-type="string" table:style-name="ce11">
            <text:p>Réponse : e.</text:p>
          </table:table-cell>
          <table:table-cell table:number-columns-repeated="16380"/>
        </table:table-row>
        <table:table-row table:style-name="ro7">
          <table:table-cell office:value-type="string" table:style-name="ce11">
            <text:p>Stratégies de recherche</text:p>
          </table:table-cell>
          <table:table-cell office:value-type="string" table:style-name="ce11">
            <text:p>Choix multiple</text:p>
          </table:table-cell>
          <table:table-cell office:value-type="string" table:style-name="ce11">
            <text:p>Quelle affirmation est<text:s/><text:span text:style-name="T2">incorrecte<text:s/></text:span>?</text:p>
            <text:p>Un thésaurus (par exemple, le MeSH Database) est :<text:s/></text:p>
            <text:p/>
            <text:p>a. Une arborescence de termes contrôlés<text:s/></text:p>
            <text:p>b. Une liste de descripteurs</text:p>
            <text:p>c. Une base de données</text:p>
          </table:table-cell>
          <table:table-cell office:value-type="string" table:style-name="ce11">
            <text:p>Réponse : c.</text:p>
          </table:table-cell>
          <table:table-cell table:number-columns-repeated="16380"/>
        </table:table-row>
        <table:table-row table:style-name="ro7">
          <table:table-cell office:value-type="string" table:style-name="ce11">
            <text:p>Stratégies de recherche</text:p>
          </table:table-cell>
          <table:table-cell office:value-type="string" table:style-name="ce11">
            <text:p>V/F</text:p>
          </table:table-cell>
          <table:table-cell office:value-type="string" table:style-name="ce11">
            <text:p>Les bases de données conservent automatiquement mes équations de recherche.<text:s/></text:p>
          </table:table-cell>
          <table:table-cell office:value-type="string" table:style-name="ce11">
            <text:p>Réponse : Faux</text:p>
            <text:p/>
            <text:p>Pour sauvegarder vos équations de recherche vous pouvez créer des comptes personnels ou documenter vos recherches dans un document annexe. Consultez nos guides pour plus d’informations.</text:p>
          </table:table-cell>
          <table:table-cell table:number-columns-repeated="16380"/>
        </table:table-row>
        <table:table-row table:style-name="ro6">
          <table:table-cell office:value-type="string" table:style-name="ce11">
            <text:p>Stratégies de recherche</text:p>
          </table:table-cell>
          <table:table-cell office:value-type="string" table:style-name="ce11">
            <text:p>V/F</text:p>
          </table:table-cell>
          <table:table-cell office:value-type="string" table:style-name="ce11">
            <text:p>Dans la problématique de recherche :<text:s/><text:span text:style-name="T3">L</text:span>'<text:span text:style-name="T3">impact de l'intelligence artificielle sur les étudiants de niveau académique</text:span>, mes concepts sont: intelligence artificielle / étudiant-e / <text:s/>académique</text:p>
            <text:p/>
          </table:table-cell>
          <table:table-cell office:value-type="string" table:style-name="ce11">
            <text:p>Réponse : Vrai</text:p>
            <text:p/>
            <text:p>Les concepts abstraits (impact, perspectives, traitement, conséquences, …) sont à ajouter à votre recherche dans un second temps si nécessaire.</text:p>
          </table:table-cell>
          <table:table-cell table:number-columns-repeated="16380"/>
        </table:table-row>
        <table:table-row table:style-name="ro6">
          <table:table-cell office:value-type="string" table:style-name="ce11">
            <text:p>Stratégies de recherche</text:p>
          </table:table-cell>
          <table:table-cell office:value-type="string" table:style-name="ce11">
            <text:p>V/F</text:p>
          </table:table-cell>
          <table:table-cell office:value-type="string" table:style-name="ce11">
            <text:p>Sur la base de données CINAHL, il est recommandé d'utiliser des MeSH terms pour la recherche d'articles.<text:s/></text:p>
          </table:table-cell>
          <table:table-cell office:value-type="string" table:style-name="ce11">
            <text:p>Réponse : Faux</text:p>
            <text:p/>
            <text:p>CINAHL possède son propre thésaurus (Cinahl Subject Headings). Certains descripteurs se recoupent toutefois avec les MeSH terms de la base de données Medline via PubMed.</text:p>
          </table:table-cell>
          <table:table-cell table:number-columns-repeated="16380"/>
        </table:table-row>
        <table:table-row table:style-name="ro4">
          <table:table-cell office:value-type="string" table:style-name="ce11">
            <text:p>Stratégies de recherche</text:p>
          </table:table-cell>
          <table:table-cell office:value-type="string" table:style-name="ce11">
            <text:p>Choix multiple</text:p>
          </table:table-cell>
          <table:table-cell office:value-type="string" table:style-name="ce11">
            <text:p>Quelle affirmation est correcte ?<text:s/></text:p>
            <text:p>Les MeSH terms servent :<text:s/></text:p>
            <text:p/>
            <text:p>a. À préciser ma recherche</text:p>
            <text:p>b. À cerner les concepts principaux dans les articles</text:p>
            <text:p>c. À trouver des articles plus pertinents</text:p>
            <text:p>d. Les trois propositions ci-dessus</text:p>
          </table:table-cell>
          <table:table-cell office:value-type="string" table:style-name="ce11">
            <text:p>Réponse : d.</text:p>
          </table:table-cell>
          <table:table-cell table:number-columns-repeated="16380"/>
        </table:table-row>
        <table:table-row table:style-name="ro4">
          <table:table-cell office:value-type="string" table:style-name="ce11">
            <text:p>Stratégies de recherche</text:p>
          </table:table-cell>
          <table:table-cell office:value-type="string" table:style-name="ce11">
            <text:p>Choix multiple</text:p>
          </table:table-cell>
          <table:table-cell office:value-type="string" table:style-name="ce11">
            <text:p>Dans une recherche, à quoi cela sert d'encadrer mes termes par des guillemets (par exemple "unité de soins" )?<text:s/></text:p>
            <text:p/>
            <text:p>a. À élargir ma recherche</text:p>
            <text:p>b. À rechercher une expression exacte</text:p>
            <text:p>c. <text:s/>À chercher en français</text:p>
            <text:p>d. À rien</text:p>
          </table:table-cell>
          <table:table-cell office:value-type="string" table:style-name="ce11">
            <text:p>Réponse : b.</text:p>
            <text:p/>
            <text:p>L'utilisation de guillemets est utile lorsque l'on veut rechercher les mots dans l’ordre indiqué. <text:s/>Dans notre exemple,<text:s/><text:span text:style-name="T3">unité d'urgence</text:span><text:s/>ne sera, par exemple, pas pris en compte.</text:p>
          </table:table-cell>
          <table:table-cell table:number-columns-repeated="16380"/>
        </table:table-row>
        <table:table-row table:style-name="ro7">
          <table:table-cell office:value-type="string" table:style-name="ce11">
            <text:p>Stratégies de recherche</text:p>
          </table:table-cell>
          <table:table-cell office:value-type="string" table:style-name="ce11">
            <text:p>Choix multiple</text:p>
          </table:table-cell>
          <table:table-cell office:value-type="string" table:style-name="ce11">
            <text:p>À quoi sert l'opérateur booléen OR? Par exemple : stress OR anxiety</text:p>
            <text:p/>
            <text:p>a. À combiner les mots-clés d’un même concept</text:p>
            <text:p>b. À chercher soit un terme, soit l’autre, soit les deux</text:p>
            <text:p>c. À élargir la recherche pour trouver plus de résultats</text:p>
            <text:p>d. Les trois réponses ci-dessus</text:p>
          </table:table-cell>
          <table:table-cell office:value-type="string" table:style-name="ce11">
            <text:p>Réponse : d.</text:p>
          </table:table-cell>
          <table:table-cell table:number-columns-repeated="16380"/>
        </table:table-row>
        <table:table-row table:style-name="ro4">
          <table:table-cell office:value-type="string" table:style-name="ce11">
            <text:p>Stratégies de recherche</text:p>
          </table:table-cell>
          <table:table-cell office:value-type="string" table:style-name="ce11">
            <text:p>Choix multiple</text:p>
          </table:table-cell>
          <table:table-cell office:value-type="string" table:style-name="ce11">
            <text:p>Si j’utilise la troncature comme cela : adolescen*, quel terme ne sera pas inclus dans ma recherche?</text:p>
            <text:p/>
            <text:p>a. Adolescent</text:p>
            <text:p>b. Ado</text:p>
            <text:p>c. Adolescente</text:p>
            <text:p>d. Adolescence</text:p>
          </table:table-cell>
          <table:table-cell office:value-type="string" table:style-name="ce11">
            <text:p>Réponse : b.</text:p>
            <text:p/>
            <text:p>La troncature permet de chercher toutes les déclinaisons d'un terme. Dans notre exemple, tous les mots commençant par "adolescen" seront pris en compte. Cette astuce vous permet d’élargir votre recherche.</text:p>
          </table:table-cell>
          <table:table-cell table:number-columns-repeated="16380"/>
        </table:table-row>
        <table:table-row table:style-name="ro7">
          <table:table-cell office:value-type="string" table:style-name="ce11">
            <text:p>Stratégies de recherche</text:p>
          </table:table-cell>
          <table:table-cell office:value-type="string" table:style-name="ce11">
            <text:p>Choix multiple</text:p>
          </table:table-cell>
          <table:table-cell office:value-type="string" table:style-name="ce11">
            <text:p>Ma recherche donne trop de résultats, que puis-je faire ?</text:p>
            <text:p/>
            <text:p>a. Ajouter un concept</text:p>
            <text:p>b. Utiliser des termes plus spécifiques</text:p>
            <text:p>c. Ajouter des filtres/limites</text:p>
            <text:p>d. Les trois propositions ci-dessus</text:p>
          </table:table-cell>
          <table:table-cell office:value-type="string" table:style-name="ce11">
            <text:p>Réponse : d.</text:p>
            <text:p/>
            <text:p>Ces solutions vont dépendre de votre question de recherche.</text:p>
          </table:table-cell>
          <table:table-cell table:number-columns-repeated="16380"/>
        </table:table-row>
        <table:table-row table:style-name="ro6">
          <table:table-cell office:value-type="string" table:style-name="ce12">
            <text:p>JOKER-Services proposés par la Bibliothèque</text:p>
          </table:table-cell>
          <table:table-cell office:value-type="string" table:style-name="ce12">
            <text:p>V/F</text:p>
          </table:table-cell>
          <table:table-cell office:value-type="string" table:style-name="ce11">
            <text:p>J’ai entendu parler d’un livre très intéressant. Je peux demander à la Bibliothèque de l’acheter.</text:p>
          </table:table-cell>
          <table:table-cell office:value-type="string" table:style-name="ce11">
            <text:p>Réponse : Vrai</text:p>
            <text:p/>
            <text:p>Vous pouvez contacter les bibliothécaires pour leur soumettre votre proposition d’achat ou remplir le formulaire en ligne sur les pages web de la Bibliothèque.</text:p>
          </table:table-cell>
          <table:table-cell table:number-columns-repeated="16380"/>
        </table:table-row>
        <table:table-row table:style-name="ro6">
          <table:table-cell office:value-type="string" table:style-name="ce12">
            <text:p>JOKER-Services proposés par la Bibliothèque</text:p>
          </table:table-cell>
          <table:table-cell office:value-type="string" table:style-name="ce12">
            <text:p>Choix multiple</text:p>
          </table:table-cell>
          <table:table-cell office:value-type="string" table:style-name="ce11">
            <text:p>Combien de documents à la fois puis-je emprunter ?</text:p>
            <text:p/>
            <text:p>a. 500 documents</text:p>
            <text:p>b. 10 documents</text:p>
            <text:p>c. 100 documents</text:p>
          </table:table-cell>
          <table:table-cell office:value-type="string" table:style-name="ce11">
            <text:p>Réponse : c.</text:p>
          </table:table-cell>
          <table:table-cell table:number-columns-repeated="16380"/>
        </table:table-row>
        <table:table-row table:style-name="ro5">
          <table:table-cell office:value-type="string" table:style-name="ce12">
            <text:p>JOKER-Services proposés par la Bibliothèque</text:p>
          </table:table-cell>
          <table:table-cell office:value-type="string" table:style-name="ce12">
            <text:p>V/F</text:p>
          </table:table-cell>
          <table:table-cell office:value-type="string" table:style-name="ce11">
            <text:p>Dès que j'ai un problème en lien avec la recherche ou les citations et références bibliographiques, je peux m'adresser aux bibliothécaires.</text:p>
          </table:table-cell>
          <table:table-cell office:value-type="string" table:style-name="ce11">
            <text:p>Réponse : Vrai</text:p>
            <text:p/>
            <text:p>Mais avant, vous devez consulter les guides et tutoriels de la Bibliothèque.<text:s/></text:p>
          </table:table-cell>
          <table:table-cell table:number-columns-repeated="16380"/>
        </table:table-row>
        <table:table-row table:style-name="ro8">
          <table:table-cell office:value-type="string" table:style-name="ce12">
            <text:p>Bonus</text:p>
          </table:table-cell>
          <table:table-cell table:style-name="ce12"/>
          <table:table-cell office:value-type="string" table:style-name="ce11">
            <text:p>Super ! Vous avez découvert que la Bibliothèque donnait des formations à la recherche documentaire. Vous y participez car vous avez besoin d’informations supplémentaires pour bien comprendre quelques subtilités qui vous auraient échappées sur les outils de recherche. Comme vous êtes prévoyant-e, votre stress baisse d'un niveau.</text:p>
            <text:p/>
            <text:p>Sortez cette carte du jeu.</text:p>
          </table:table-cell>
          <table:table-cell table:style-name="ce11"/>
          <table:table-cell table:number-columns-repeated="16380"/>
        </table:table-row>
        <table:table-row table:style-name="ro8">
          <table:table-cell office:value-type="string" table:style-name="ce12">
            <text:p>Bonus</text:p>
          </table:table-cell>
          <table:table-cell table:style-name="ce12"/>
          <table:table-cell office:value-type="string" table:style-name="ce11">
            <text:p>Génial ! Ce week-end, vous avez installé l’extension de navigateur web Unpaywall sur votre ordinateur privé. En plus du VPN, cet outil super pratique vous permet de repérer en deux secondes l’accès au texte intégral d’un article. Vous avez réussi à accéder à toutes les sources nécessaires pour votre travail. Prenez la carte de votre choix chez l’adversaire à votre droite.</text:p>
            <text:p/>
            <text:p>Sortez cette carte du jeu.</text:p>
          </table:table-cell>
          <table:table-cell table:style-name="ce11"/>
          <table:table-cell table:number-columns-repeated="16380"/>
        </table:table-row>
        <table:table-row table:style-name="ro8">
          <table:table-cell office:value-type="string" table:style-name="ce12">
            <text:p>Malus</text:p>
          </table:table-cell>
          <table:table-cell table:style-name="ce12"/>
          <table:table-cell office:value-type="string" table:style-name="ce11">
            <text:p>Zut… Après relecture d’un des articles scientifiques trouvés, vous vous rendez compte que vous êtes complètement à côté de la plaque : vous ne pouvez pas garder cette source. Tant pis, vous allez reprendre vos recherches en variant vos mots-clés pour trouver des sources plus pertinentes. Cet imprévu fait augmenter votre stress d'un niveau.</text:p>
            <text:p/>
            <text:p>Sortez cette carte du jeu.</text:p>
          </table:table-cell>
          <table:table-cell table:style-name="ce11"/>
          <table:table-cell table:number-columns-repeated="16380"/>
        </table:table-row>
        <table:table-row table:style-name="ro4">
          <table:table-cell office:value-type="string" table:style-name="ce12">
            <text:p>Malus</text:p>
          </table:table-cell>
          <table:table-cell table:style-name="ce12"/>
          <table:table-cell office:value-type="string" table:style-name="ce11">
            <text:p>Oh la la ! … Vous avez oublié de référencer plusieurs des sources utilisées pour votre travail. Heureusement, vous vous en êtes rendu-e compte avant de rendre votre travail! Reprenez tranquillement votre texte pour ajouter les références bibliographiques manquantes, et passez votre tour!</text:p>
            <text:p/>
            <text:p>Sortez cette carte du jeu.</text:p>
          </table:table-cell>
          <table:table-cell table:style-name="ce11"/>
          <table:table-cell table:number-columns-repeated="16380"/>
        </table:table-row>
        <table:table-row table:style-name="ro4">
          <table:table-cell office:value-type="string" table:style-name="ce3">
            <text:p>Accès et évaluation de l'information</text:p>
          </table:table-cell>
          <table:table-cell office:value-type="string" table:style-name="ce3">
            <text:p>Choix multiple</text:p>
          </table:table-cell>
          <table:table-cell office:value-type="string" table:style-name="ce3">
            <text:p>Pourquoi est-ce que je n'arrive pas à accéder au texte intégral de certains articles depuis mon ordinateur personnel?</text:p>
            <text:p/>
            <text:p>a. Je n'ai pas activé le VPN</text:p>
            <text:p>b. La Bibliothèque n’a pas accès à cette ressource</text:p>
            <text:p>c. Il y a un embargo (période de non-accès) sur la ressource</text:p>
            <text:p>d. Toutes les propositions ci-dessus</text:p>
          </table:table-cell>
          <table:table-cell office:value-type="string" table:style-name="ce3">
            <text:p>Réponse : d.</text:p>
          </table:table-cell>
          <table:table-cell table:number-columns-repeated="16380"/>
        </table:table-row>
        <table:table-row table:style-name="ro4">
          <table:table-cell office:value-type="string" table:style-name="ce3">
            <text:p>Accès et évaluation de l'information</text:p>
          </table:table-cell>
          <table:table-cell office:value-type="string" table:style-name="ce3">
            <text:p>V/F</text:p>
          </table:table-cell>
          <table:table-cell office:value-type="string" table:style-name="ce3">
            <text:p>Je peux utiliser des articles « postprint » comme sources pour mon travail de recherche.</text:p>
          </table:table-cell>
          <table:table-cell office:value-type="string" table:style-name="ce3">
            <text:p>Réponse : Vrai</text:p>
            <text:p/>
            <text:p>Un article «postprint» contient le même contenu intellectuel que l’article qui est disponible sur le site web de l’éditeur. Il est souvent noté «postprint author» ou «author accepted manuscript». La seule différence est qu'il n'est pas mis en page ni diffusé par l'éditeur.</text:p>
          </table:table-cell>
          <table:table-cell table:number-columns-repeated="16380"/>
        </table:table-row>
        <table:table-row table:style-name="ro6">
          <table:table-cell office:value-type="string" table:style-name="ce3">
            <text:p>Accès et évaluation de l'information</text:p>
          </table:table-cell>
          <table:table-cell office:value-type="string" table:style-name="ce3">
            <text:p>V/F</text:p>
          </table:table-cell>
          <table:table-cell office:value-type="string" table:style-name="ce3">
            <text:p>J'ai commandé et reçu un article à la Bibliothèque. J’ai le droit de le diffuser librement sur Internet.</text:p>
          </table:table-cell>
          <table:table-cell office:value-type="string" table:style-name="ce3">
            <text:p>Réponse : Faux</text:p>
            <text:p/>
            <text:p>L’article commandé peut uniquement être utilisé dans le cadre pédagogique, donc de vos études. Vous pouvez, par exemple, donner des copies à votre groupe de travail.<text:s/></text:p>
          </table:table-cell>
          <table:table-cell table:number-columns-repeated="16380"/>
        </table:table-row>
        <table:table-row table:style-name="ro6">
          <table:table-cell office:value-type="string" table:style-name="ce3">
            <text:p>Accès et évaluation de l'information</text:p>
          </table:table-cell>
          <table:table-cell office:value-type="string" table:style-name="ce3">
            <text:p>V/F</text:p>
          </table:table-cell>
          <table:table-cell office:value-type="string" table:style-name="ce3">
            <text:p>En tant qu'étudiant-e à la HEdS, j'ai accès à des bases de données de sociologie, agronomie ou chimie.</text:p>
          </table:table-cell>
          <table:table-cell office:value-type="string" table:style-name="ce3">
            <text:p>Réponse : Vrai</text:p>
            <text:p/>
            <text:p>En tant que membre HES-SO, vous avez accès à une multitude de ressources, et pas uniquement à celles dans le domaine de la santé.<text:s/></text:p>
          </table:table-cell>
          <table:table-cell table:number-columns-repeated="16380"/>
        </table:table-row>
        <table:table-row table:style-name="ro7">
          <table:table-cell office:value-type="string" table:style-name="ce3">
            <text:p>Accès et évaluation de l'information</text:p>
          </table:table-cell>
          <table:table-cell office:value-type="string" table:style-name="ce3">
            <text:p>V/F</text:p>
          </table:table-cell>
          <table:table-cell office:value-type="string" table:style-name="ce3">
            <text:p>Pour accéder aux ressources en ligne disponibles à la Bibliothèque, je dois payer un forfait mensuel.</text:p>
            <text:p/>
          </table:table-cell>
          <table:table-cell office:value-type="string" table:style-name="ce3">
            <text:p>Réponse : Faux</text:p>
            <text:p/>
            <text:p>Pour accéder aux ressources en ligne vous pouvez utiliser les ordinateurs de consultation, installer et vous connecter au VPN sur votre ordinateur personnel, ou encore utiliser les ordinateurs des salles informatiques.</text:p>
          </table:table-cell>
          <table:table-cell table:number-columns-repeated="16380"/>
        </table:table-row>
        <table:table-row table:style-name="ro7">
          <table:table-cell office:value-type="string" table:style-name="ce3">
            <text:p>Accès et évaluation de l'information</text:p>
          </table:table-cell>
          <table:table-cell office:value-type="string" table:style-name="ce3">
            <text:p>Choix multiple</text:p>
          </table:table-cell>
          <table:table-cell office:value-type="string" table:style-name="ce3">
            <text:p>Qu’est-ce que l’Open Access?</text:p>
            <text:p/>
            <text:p>a. L'accès gratuit aux articles scientifiques<text:s/></text:p>
            <text:p>b. Un titre de revue scientifique</text:p>
            <text:p>c. Le nom du VPN de la HEdS</text:p>
            <text:p>d. Des articles uniquement en anglais</text:p>
          </table:table-cell>
          <table:table-cell office:value-type="string" table:style-name="ce3">
            <text:p>Réponse : a.</text:p>
            <text:p/>
            <text:p>L’Open Access est caractérisé par un logo de cadenas orange ouvert. Cela signifie que vous aurez accès à l’article dans son intégralité, sans restriction et sans besoin de VPN.<text:s/></text:p>
          </table:table-cell>
          <table:table-cell table:number-columns-repeated="16380"/>
        </table:table-row>
        <table:table-row table:style-name="ro5">
          <table:table-cell office:value-type="string" table:style-name="ce3">
            <text:p>Accès et évaluation de l'information</text:p>
          </table:table-cell>
          <table:table-cell office:value-type="string" table:style-name="ce3">
            <text:p>V/F</text:p>
          </table:table-cell>
          <table:table-cell office:value-type="string" table:style-name="ce3">
            <text:p>Je peux savoir que le document est un article quand je vois qu'il y a un titre d'article, un titre de revue, un numéro ou une année.</text:p>
          </table:table-cell>
          <table:table-cell office:value-type="string" table:style-name="ce3">
            <text:p>Réponse : Vrai</text:p>
            <text:p/>
            <text:p>En cas de doute, vous pouvez vous adresser aux bibliothécaires pour vous aider à déterminer le type de document.<text:s/></text:p>
          </table:table-cell>
          <table:table-cell table:number-columns-repeated="16380"/>
        </table:table-row>
        <table:table-row table:style-name="ro8">
          <table:table-cell office:value-type="string" table:style-name="ce3">
            <text:p>Accès et évaluation de l'information</text:p>
          </table:table-cell>
          <table:table-cell office:value-type="string" table:style-name="ce3">
            <text:p>Choix multiple</text:p>
          </table:table-cell>
          <table:table-cell office:value-type="string" table:style-name="ce3">
            <text:p>Qu'appelle-t-on « article scientifique » ?</text:p>
            <text:p/>
            <text:p>a. Un article qui a bénéficié d'un processus de peer-review</text:p>
            <text:p>b. Un article dont la structure est normalisée (IMRAD: Introduction, Methods, Results and Discussion)</text:p>
            <text:p>c. Un article qui donne des informations sur les résultats de travaux de recherche</text:p>
            <text:p>d. Toutes les réponses ci-dessus</text:p>
          </table:table-cell>
          <table:table-cell office:value-type="string" table:style-name="ce3">
            <text:p>Réponse : d.</text:p>
          </table:table-cell>
          <table:table-cell table:number-columns-repeated="16380"/>
        </table:table-row>
        <table:table-row table:style-name="ro4">
          <table:table-cell office:value-type="string" table:style-name="ce3">
            <text:p>Accès et évaluation de l'information</text:p>
          </table:table-cell>
          <table:table-cell office:value-type="string" table:style-name="ce3">
            <text:p>V/F</text:p>
          </table:table-cell>
          <table:table-cell office:value-type="string" table:style-name="ce3">
            <text:p>Le VPN sert à chercher des articles.<text:s/></text:p>
          </table:table-cell>
          <table:table-cell office:value-type="string" table:style-name="ce3">
            <text:p>Réponse : Faux</text:p>
            <text:p/>
            <text:p>Le VPN est un logiciel qui s’installe sur votre ordinateur privé et vous donne les mêmes accès que si vous étiez sur un ordinateur de la HEdS. De ce fait, le VPN vous permet d'accéder au texte intégral de certains articles mais ce n'est pas un outil de recherche.</text:p>
          </table:table-cell>
          <table:table-cell table:number-columns-repeated="16380"/>
        </table:table-row>
        <table:table-row table:style-name="ro8">
          <table:table-cell office:value-type="string" table:style-name="ce3">
            <text:p>Accès et évaluation de l'information</text:p>
          </table:table-cell>
          <table:table-cell office:value-type="string" table:style-name="ce3">
            <text:p>Choix multiple</text:p>
          </table:table-cell>
          <table:table-cell office:value-type="string" table:style-name="ce3">
            <text:p>J’ai payé 30 dollars pour accéder à un article en ligne. Pour me faire rembourser, à qui dois-je m'adresser ?</text:p>
            <text:p/>
            <text:p>a. À mon/ma référent-e de travail de recherche</text:p>
            <text:p>b. À la Bibliothèque</text:p>
            <text:p>c. Au Service informatique</text:p>
            <text:p>d. Il ne faut jamais payer pour un article en ligne, car aucun remboursement n'est possible</text:p>
          </table:table-cell>
          <table:table-cell office:value-type="string" table:style-name="ce3">
            <text:p>Réponse : d.</text:p>
            <text:p/>
            <text:p>En cas de difficultés d’accès à un article, adressez-vous à la Bibliothèque.</text:p>
          </table:table-cell>
          <table:table-cell table:number-columns-repeated="16380"/>
        </table:table-row>
        <table:table-row table:style-name="ro6">
          <table:table-cell office:value-type="string" table:style-name="ce3">
            <text:p>Accès et évaluation de l'information</text:p>
          </table:table-cell>
          <table:table-cell office:value-type="string" table:style-name="ce3">
            <text:p>V/F</text:p>
          </table:table-cell>
          <table:table-cell office:value-type="string" table:style-name="ce3">
            <text:p>Si je suis connecté-e au VPN ou sur les ordinateurs de la HEdS, j’aurai accès à tous les documents pour mes recherches.</text:p>
          </table:table-cell>
          <table:table-cell office:value-type="string" table:style-name="ce3">
            <text:p>Réponse : Faux</text:p>
            <text:p/>
            <text:p>Malheureusement, la Bibliothèque n’est pas abonnée à toutes les ressources en ligne existantes. Rappelons que vous pouvez commander gratuitement des articles auprès de la Bibliothèque.</text:p>
          </table:table-cell>
          <table:table-cell table:number-columns-repeated="16380"/>
        </table:table-row>
        <table:table-row table:style-name="ro4">
          <table:table-cell office:value-type="string" table:style-name="ce3">
            <text:p>Accès et évaluation de l'information</text:p>
          </table:table-cell>
          <table:table-cell office:value-type="string" table:style-name="ce3">
            <text:p>V/F</text:p>
          </table:table-cell>
          <table:table-cell office:value-type="string" table:style-name="ce3">
            <text:p>ChatGPT est un outil utile dans le cadre de mes recherches documentaires.<text:s/></text:p>
          </table:table-cell>
          <table:table-cell office:value-type="string" table:style-name="ce3">
            <text:p>Réponse : Vrai</text:p>
            <text:p/>
            <text:p>ChatGPT peut vous être utile pour différents aspects : comprendre certains concepts, aider à définir les mots-clés, donner des pistes de recherche, traduire des textes, améliorer votre rédaction, … Il doit toutefois être utilisé avec objectivité et ne doit pas être utilisé à des fins de recherche d'informations.<text:s/></text:p>
          </table:table-cell>
          <table:table-cell table:number-columns-repeated="16380"/>
        </table:table-row>
        <table:table-row table:style-name="ro7">
          <table:table-cell office:value-type="string" table:style-name="ce3">
            <text:p>Accès et évaluation de l'information</text:p>
          </table:table-cell>
          <table:table-cell office:value-type="string" table:style-name="ce3">
            <text:p>V/F</text:p>
          </table:table-cell>
          <table:table-cell office:value-type="string" table:style-name="ce3">
            <text:p>J’ai trouvé une page web sur un site internet intéressant, mais il n’y a pas de date… Je peux quand même utiliser cette source.</text:p>
          </table:table-cell>
          <table:table-cell office:value-type="string" table:style-name="ce3">
            <text:p>Réponse : Vrai</text:p>
            <text:p/>
            <text:p>La présence ou non d’une date de publication ne garantit pas la fiabilité de votre source. Quel que soit le type de document, il est nécessaire d’évaluer son contenu pour déterminer sa pertinence et sa véracité.</text:p>
          </table:table-cell>
          <table:table-cell table:number-columns-repeated="16380"/>
        </table:table-row>
        <table:table-row table:style-name="ro6">
          <table:table-cell office:value-type="string" table:style-name="ce3">
            <text:p>Accès et évaluation de l'information</text:p>
          </table:table-cell>
          <table:table-cell office:value-type="string" table:style-name="ce3">
            <text:p>V/F</text:p>
          </table:table-cell>
          <table:table-cell office:value-type="string" table:style-name="ce3">
            <text:p>Unpaywall est le nom du VPN.<text:s/></text:p>
            <text:p/>
          </table:table-cell>
          <table:table-cell office:value-type="string" table:style-name="ce3">
            <text:p>Réponse : Faux</text:p>
            <text:p/>
            <text:p>Unpaywall est une extension de navigateur qui s'utilise en plus du VPN de la HEdS. Une fois installé, il affiche tout de suite si l’accès à l’article est possible ou non.</text:p>
          </table:table-cell>
          <table:table-cell table:number-columns-repeated="16380"/>
        </table:table-row>
        <table:table-row table:style-name="ro6">
          <table:table-cell office:value-type="string" table:style-name="ce3">
            <text:p>Accès et évaluation de l'information</text:p>
          </table:table-cell>
          <table:table-cell office:value-type="string" table:style-name="ce3">
            <text:p>V/F</text:p>
          </table:table-cell>
          <table:table-cell office:value-type="string" table:style-name="ce3">
            <text:p>Certains livres disponibles à la Bibliothèque ont des autocollants verts sur leur couverture avec la mention « E-books ». Cela signifie que je peux y accéder sans VPN.</text:p>
          </table:table-cell>
          <table:table-cell office:value-type="string" table:style-name="ce3">
            <text:p>Réponse : Faux<text:s/></text:p>
            <text:p/>
            <text:p>Vous pouvez accéder au titre en ligne (de cette édition ou d’une plus récente) mais il faudra activer le VPN sur votre ordinateur personnel, ou utiliser les ordinateurs de la HEdS.</text:p>
          </table:table-cell>
          <table:table-cell table:number-columns-repeated="16380"/>
        </table:table-row>
        <table:table-row table:style-name="ro7">
          <table:table-cell office:value-type="string" table:style-name="ce10">
            <text:p>JOKER-Services proposés par la Bibliothèque</text:p>
          </table:table-cell>
          <table:table-cell office:value-type="string" table:style-name="ce3">
            <text:p>Choix multiple</text:p>
          </table:table-cell>
          <table:table-cell office:value-type="string" table:style-name="ce3">
            <text:p>Combien de temps puis-je garder les livres que j'ai empruntés ?</text:p>
            <text:p/>
            <text:p>a. 28 jours pour la plupart des livres</text:p>
            <text:p>b. Autant de temps que j’en ai besoin</text:p>
            <text:p>c. 60 jours maximum</text:p>
            <text:p>d. Il est interdit d’emprunter les livres</text:p>
          </table:table-cell>
          <table:table-cell office:value-type="string" table:style-name="ce3">
            <text:p>Réponse : a.</text:p>
            <text:p/>
            <text:p>Les documents empruntés se prolongent automatiquement 5 fois.</text:p>
          </table:table-cell>
          <table:table-cell table:number-columns-repeated="16380"/>
        </table:table-row>
        <table:table-row table:style-name="ro3">
          <table:table-cell office:value-type="string" table:style-name="ce10">
            <text:p>JOKER-Services proposés par la Bibliothèque</text:p>
          </table:table-cell>
          <table:table-cell office:value-type="string" table:style-name="ce3">
            <text:p>V/F</text:p>
          </table:table-cell>
          <table:table-cell office:value-type="string" table:style-name="ce3">
            <text:p>À la Bibliothèque, je peux emprunter des récits de patient-es, des BD et des films de fiction.</text:p>
          </table:table-cell>
          <table:table-cell office:value-type="string" table:style-name="ce3">
            <text:p>Réponse : Vrai</text:p>
            <text:p/>
          </table:table-cell>
          <table:table-cell table:number-columns-repeated="16380"/>
        </table:table-row>
        <table:table-row table:style-name="ro6">
          <table:table-cell office:value-type="string" table:style-name="ce10">
            <text:p>JOKER-Services proposés par la Bibliothèque</text:p>
          </table:table-cell>
          <table:table-cell office:value-type="string" table:style-name="ce3">
            <text:p>Choix multiple</text:p>
          </table:table-cell>
          <table:table-cell office:value-type="string" table:style-name="ce3">
            <text:p>Quelle affirmation est correcte ? La commande d’un article :</text:p>
            <text:p/>
            <text:p>a. M’est facturée 8 CHF</text:p>
            <text:p>b. Est gratuite si je suis collaborateur-ice ou étudiant-e à la HEdS</text:p>
            <text:p>c. N’est pas un service proposé par la Bibliothèque</text:p>
          </table:table-cell>
          <table:table-cell office:value-type="string" table:style-name="ce3">
            <text:p>Réponse : b.</text:p>
            <text:p/>
            <text:p>Les frais de commande d'articles sont pris en charge par la Bibliothèque.</text:p>
          </table:table-cell>
          <table:table-cell table:number-columns-repeated="16380"/>
        </table:table-row>
        <table:table-row table:style-name="ro4">
          <table:table-cell office:value-type="string" table:style-name="ce10">
            <text:p>Bonus</text:p>
          </table:table-cell>
          <table:table-cell table:style-name="ce3"/>
          <table:table-cell office:value-type="string" table:style-name="ce3">
            <text:p>Top ! Grâce aux guides et tutoriels de la Bibliothèque, et aux questions posées à son équipe, vous avez pu améliorer votre expertise dans la recherche avec les bases de données. La recherche avancée n’a plus de secret pour vous ! Prenez la carte de votre choix chez l’adversaire à votre gauche.<text:s/></text:p>
            <text:p/>
            <text:p>Sortez cette carte du jeu.</text:p>
          </table:table-cell>
          <table:table-cell table:style-name="ce3"/>
          <table:table-cell table:number-columns-repeated="16380"/>
        </table:table-row>
        <table:table-row table:style-name="ro8">
          <table:table-cell office:value-type="string" table:style-name="ce10">
            <text:p>Bonus</text:p>
          </table:table-cell>
          <table:table-cell table:style-name="ce3"/>
          <table:table-cell office:value-type="string" table:style-name="ce3">
            <text:p>Super ! Vous avez découvert que la Bibliothèque donnait des formations à la recherche documentaire. Vous y participez car vous avez besoin d’informations supplémentaires pour bien comprendre quelques subtilités qui vous auraient échappées sur les outils de recherche. Comme vous êtes prévoyant-e, votre stress baisse d'un niveau.</text:p>
            <text:p/>
            <text:p>Sortez cette carte du jeu.</text:p>
          </table:table-cell>
          <table:table-cell table:style-name="ce3"/>
          <table:table-cell table:number-columns-repeated="16380"/>
        </table:table-row>
        <table:table-row table:style-name="ro4">
          <table:table-cell office:value-type="string" table:style-name="ce10">
            <text:p>Malus</text:p>
          </table:table-cell>
          <table:table-cell table:style-name="ce3"/>
          <table:table-cell office:value-type="string" table:style-name="ce3">
            <text:p>Oh la la ! … Vous avez oublié de référencer plusieurs des sources utilisées pour votre travail. Heureusement, vous vous en êtes rendu-e compte avant de rendre votre travail! Reprenez tranquillement votre texte pour ajouter les références manquantes, et passez votre tour!</text:p>
            <text:p/>
            <text:p>Sortez cette carte du jeu.</text:p>
          </table:table-cell>
          <table:table-cell table:style-name="ce3"/>
          <table:table-cell table:number-columns-repeated="16380"/>
        </table:table-row>
        <table:table-row table:style-name="ro8">
          <table:table-cell office:value-type="string" table:style-name="ce10">
            <text:p>Malus</text:p>
          </table:table-cell>
          <table:table-cell table:style-name="ce3"/>
          <table:table-cell office:value-type="string" table:style-name="ce3">
            <text:p>Zut… Après relecture d’un des articles scientifiques trouvés, vous vous rendez compte que vous êtes complètement à côté de la plaque : vous ne pouvez pas garder cette source. Tant pis, vous allez reprendre vos recherches en variant vos mots-clés pour trouver des sources plus pertinentes. Cet imprévu fait augmenter votre stress d'un niveau.</text:p>
            <text:p/>
            <text:p>Sortez cette carte du jeu.</text:p>
          </table:table-cell>
          <table:table-cell table:style-name="ce3"/>
          <table:table-cell table:number-columns-repeated="16380"/>
        </table:table-row>
        <table:table-row table:style-name="ro7">
          <table:table-cell office:value-type="string" table:style-name="ce4">
            <text:p>Citations et références, plagiat</text:p>
          </table:table-cell>
          <table:table-cell office:value-type="string" table:style-name="ce4">
            <text:p>V/F</text:p>
          </table:table-cell>
          <table:table-cell office:value-type="string" table:style-name="ce4">
            <text:p>Je peux citer les supports de cours des enseignant-es.</text:p>
          </table:table-cell>
          <table:table-cell office:value-type="string" table:style-name="ce4">
            <text:p>Réponse : Vrai</text:p>
            <text:p/>
            <text:p>Les supports de cours doivent être cités dans le texte mais n’apparaissent pas dans la liste de références. Il s'agit de documents non publiés, qui sont considérés comme une communication personnelle.<text:s/></text:p>
          </table:table-cell>
          <table:table-cell table:number-columns-repeated="16380"/>
        </table:table-row>
        <table:table-row table:style-name="ro3">
          <table:table-cell office:value-type="string" table:style-name="ce4">
            <text:p>Citations et références, plagiat</text:p>
          </table:table-cell>
          <table:table-cell office:value-type="string" table:style-name="ce4">
            <text:p>V/F</text:p>
          </table:table-cell>
          <table:table-cell office:value-type="string" table:style-name="ce4">
            <text:p>Tous les documents cités dans mon travail, à l'exception des documents non publiés (support de cours, documents internes, ...), doivent apparaître dans la liste de références.<text:s text:c="2"/></text:p>
            <text:p/>
          </table:table-cell>
          <table:table-cell office:value-type="string" table:style-name="ce4">
            <text:p>Réponse : Vrai</text:p>
          </table:table-cell>
          <table:table-cell table:number-columns-repeated="16380"/>
        </table:table-row>
        <table:table-row table:style-name="ro5">
          <table:table-cell office:value-type="string" table:style-name="ce4">
            <text:p>Citations et références, plagiat</text:p>
          </table:table-cell>
          <table:table-cell office:value-type="string" table:style-name="ce4">
            <text:p>V/F</text:p>
          </table:table-cell>
          <table:table-cell office:value-type="string" table:style-name="ce4">
            <text:p>Toutes les sources trouvées sur Internet sont des sites web.<text:s/></text:p>
          </table:table-cell>
          <table:table-cell office:value-type="string" table:style-name="ce4">
            <text:p>Réponse : Faux</text:p>
            <text:p/>
            <text:p>Cela peut être un autre type de document en ligne tel qu’un article, un livre, une brochure, etc.</text:p>
          </table:table-cell>
          <table:table-cell table:number-columns-repeated="16380"/>
        </table:table-row>
        <table:table-row table:style-name="ro7">
          <table:table-cell office:value-type="string" table:style-name="ce4">
            <text:p>Citations et références, plagiat</text:p>
          </table:table-cell>
          <table:table-cell office:value-type="string" table:style-name="ce4">
            <text:p>Choix multiple</text:p>
          </table:table-cell>
          <table:table-cell office:value-type="string" table:style-name="ce4">
            <text:p>Quelle affirmation est correcte? Une citation directe est :</text:p>
            <text:p/>
            <text:p>a. La retranscription exacte d’un texte<text:s/></text:p>
            <text:p>b. Une reformulation de la pensée d’un-e auteur-e</text:p>
            <text:p>c. Le résumé d’une idée qui ne vous appartient pas</text:p>
            <text:p>d. La traduction d’un texte</text:p>
          </table:table-cell>
          <table:table-cell office:value-type="string" table:style-name="ce4">
            <text:p>Réponse : a.</text:p>
          </table:table-cell>
          <table:table-cell table:number-columns-repeated="16380"/>
        </table:table-row>
        <table:table-row table:style-name="ro7">
          <table:table-cell office:value-type="string" table:style-name="ce4">
            <text:p>Citations et références, plagiat</text:p>
          </table:table-cell>
          <table:table-cell office:value-type="string" table:style-name="ce4">
            <text:p>V/F</text:p>
          </table:table-cell>
          <table:table-cell office:value-type="string" table:style-name="ce4">
            <text:p>Les règles de citations et références s’appliquent uniquement pour les documents rédigés dans Word.</text:p>
          </table:table-cell>
          <table:table-cell office:value-type="string" table:style-name="ce4">
            <text:p>Réponse : Faux</text:p>
            <text:p/>
            <text:p>Quel que soit le support de diffusion de votre travail (powerpoint, mail, outil en ligne,…) ou le type de travail (présentation orale ou travail écrit) vous devez référencer correctement vos sources.<text:s text:c="2"/></text:p>
          </table:table-cell>
          <table:table-cell table:number-columns-repeated="16380"/>
        </table:table-row>
        <table:table-row table:style-name="ro4">
          <table:table-cell office:value-type="string" table:style-name="ce4">
            <text:p>Citations et références, plagiat</text:p>
          </table:table-cell>
          <table:table-cell office:value-type="string" table:style-name="ce4">
            <text:p>Choix multiple</text:p>
          </table:table-cell>
          <table:table-cell office:value-type="string" table:style-name="ce4">
            <text:p>Quelle affirmation est correcte?</text:p>
            <text:p>Selon les normes APA, les références sont classées :</text:p>
            <text:p/>
            <text:p>a. Par type de documents</text:p>
            <text:p>b. Par ordre d’apparition dans le texte</text:p>
            <text:p>c. Par ordre alphabétique des noms d’auteur</text:p>
            <text:p>d. Comme on le souhaite</text:p>
          </table:table-cell>
          <table:table-cell office:value-type="string" table:style-name="ce4">
            <text:p>Réponse : c.</text:p>
          </table:table-cell>
          <table:table-cell table:number-columns-repeated="16380"/>
        </table:table-row>
        <table:table-row table:style-name="ro8">
          <table:table-cell office:value-type="string" table:style-name="ce4">
            <text:p>Citations et références, plagiat</text:p>
          </table:table-cell>
          <table:table-cell office:value-type="string" table:style-name="ce4">
            <text:p>Choix multiple</text:p>
          </table:table-cell>
          <table:table-cell office:value-type="string" table:style-name="ce4">
            <text:p>Il est utile que je crée un compte personnel sur Zotero…</text:p>
            <text:p/>
            <text:p>a. Pour travailler depuis plusieurs ordinateurs différents</text:p>
            <text:p>b. Pour pouvoir créer une bibliothèque de groupe et travailler à plusieurs</text:p>
            <text:p>c. Pour éviter de perdre mes données en cas de changement d'ordinateur</text:p>
            <text:p>d. Les trois propositions ci-dessus</text:p>
          </table:table-cell>
          <table:table-cell office:value-type="string" table:style-name="ce4">
            <text:p>Réponse : d.</text:p>
          </table:table-cell>
          <table:table-cell table:number-columns-repeated="16380"/>
        </table:table-row>
        <table:table-row table:style-name="ro5">
          <table:table-cell office:value-type="string" table:style-name="ce4">
            <text:p>Citations et références, plagiat</text:p>
          </table:table-cell>
          <table:table-cell office:value-type="string" table:style-name="ce4">
            <text:p>V/F</text:p>
          </table:table-cell>
          <table:table-cell office:value-type="string" table:style-name="ce4">
            <text:p>J'ai besoin de citer ma source uniquement si je reprends mots pour mots les propos d'un-e auteur-e.<text:s/></text:p>
          </table:table-cell>
          <table:table-cell office:value-type="string" table:style-name="ce4">
            <text:p>Réponse : Faux</text:p>
            <text:p/>
            <text:p>Du moment que l'idée ne vous appartient pas, vous devez citer vos sources. Cela concerne aussi les reformulations.</text:p>
          </table:table-cell>
          <table:table-cell table:number-columns-repeated="16380"/>
        </table:table-row>
        <table:table-row table:style-name="ro5">
          <table:table-cell office:value-type="string" table:style-name="ce4">
            <text:p>Citations et références, plagiat</text:p>
          </table:table-cell>
          <table:table-cell office:value-type="string" table:style-name="ce4">
            <text:p>V/F</text:p>
          </table:table-cell>
          <table:table-cell office:value-type="string" table:style-name="ce4">
            <text:p>Si je traduis un texte et que je souhaite le citer, je dois le faire comme une citation indirecte.<text:s/></text:p>
          </table:table-cell>
          <table:table-cell office:value-type="string" table:style-name="ce4">
            <text:p>Réponse : Vrai</text:p>
            <text:p/>
            <text:p>La traduction d’une citation en langue étrangère est considérée comme une citation indirecte.</text:p>
          </table:table-cell>
          <table:table-cell table:number-columns-repeated="16380"/>
        </table:table-row>
        <table:table-row table:style-name="ro3">
          <table:table-cell office:value-type="string" table:style-name="ce4">
            <text:p>Citations et références, plagiat</text:p>
          </table:table-cell>
          <table:table-cell office:value-type="string" table:style-name="ce4">
            <text:p>V/F</text:p>
          </table:table-cell>
          <table:table-cell office:value-type="string" table:style-name="ce4">
            <text:p>Les sources se référencent différemment selon le type de document dont il s'agit.<text:s/></text:p>
          </table:table-cell>
          <table:table-cell office:value-type="string" table:style-name="ce4">
            <text:p>Réponse : Vrai<text:s/></text:p>
            <text:p/>
            <text:p>Se référer aux guides proposés par la Bibliothèque.</text:p>
          </table:table-cell>
          <table:table-cell table:number-columns-repeated="16380"/>
        </table:table-row>
        <table:table-row table:style-name="ro7">
          <table:table-cell office:value-type="string" table:style-name="ce4">
            <text:p>Citations et références, plagiat</text:p>
          </table:table-cell>
          <table:table-cell office:value-type="string" table:style-name="ce4">
            <text:p>Choix multiple</text:p>
          </table:table-cell>
          <table:table-cell office:value-type="string" table:style-name="ce4">
            <text:p>Dans mon travail de Bachelor, je peux ajouter une image…</text:p>
            <text:p/>
            <text:p>a. Quand l’image est libre de droits</text:p>
            <text:p>b. Quand l’image a une fonction de commentaire ou de référence</text:p>
            <text:p>c. Quand l’auteur-e m’a donné l’autorisation de l’utiliser</text:p>
            <text:p>d. Les trois propositions ci-dessus</text:p>
          </table:table-cell>
          <table:table-cell office:value-type="string" table:style-name="ce4">
            <text:p>Réponse : d.</text:p>
            <text:p/>
            <text:p>Il faut dans tous les cas référencer la source de l'image.</text:p>
          </table:table-cell>
          <table:table-cell table:number-columns-repeated="16380"/>
        </table:table-row>
        <table:table-row table:style-name="ro4">
          <table:table-cell office:value-type="string" table:style-name="ce4">
            <text:p>Citations et références, plagiat</text:p>
          </table:table-cell>
          <table:table-cell office:value-type="string" table:style-name="ce4">
            <text:p>Choix multiple</text:p>
          </table:table-cell>
          <table:table-cell office:value-type="string" table:style-name="ce4">
            <text:p>Quelle affirmation est<text:s/><text:span text:style-name="T2">incorrecte</text:span>?<text:s/></text:p>
            <text:p/>
            <text:p>Le logiciel Zotero permet de :</text:p>
            <text:p>a. Créer des bibliographies</text:p>
            <text:p>b. Trouver des articles pertinents</text:p>
            <text:p>c. Intégrer des citations dans un logiciel de traitement de texte</text:p>
            <text:p>d. Respecter un style bibliographique précis</text:p>
          </table:table-cell>
          <table:table-cell office:value-type="string" table:style-name="ce4">
            <text:p>Réponse : b.</text:p>
            <text:p/>
            <text:p>Zotero est un logiciel de gestion de références bibliographiques et non un outil de recherche.</text:p>
          </table:table-cell>
          <table:table-cell table:number-columns-repeated="16380"/>
        </table:table-row>
        <table:table-row table:style-name="ro10">
          <table:table-cell office:value-type="string" table:style-name="ce4">
            <text:p>Citations et références, plagiat</text:p>
          </table:table-cell>
          <table:table-cell office:value-type="string" table:style-name="ce4">
            <text:p>V/F</text:p>
          </table:table-cell>
          <table:table-cell office:value-type="string" table:style-name="ce4">
            <text:p>Lors de citations dans un texte, le style Vancouver utilise des numéros <text:s/>alors que le style APA requiert la mention auteur/date.<text:s/></text:p>
          </table:table-cell>
          <table:table-cell office:value-type="string" table:style-name="ce4">
            <text:p>Réponse : Vrai</text:p>
          </table:table-cell>
          <table:table-cell table:number-columns-repeated="16380"/>
        </table:table-row>
        <table:table-row table:style-name="ro6">
          <table:table-cell office:value-type="string" table:style-name="ce4">
            <text:p>Citations et références, plagiat</text:p>
          </table:table-cell>
          <table:table-cell office:value-type="string" table:style-name="ce4">
            <text:p>V/F</text:p>
          </table:table-cell>
          <table:table-cell office:value-type="string" table:style-name="ce4">
            <text:p>Dans la liste de références de mon travail, on retrouve les références de documents que j'ai consultés mais pas cités dans mon texte.<text:s/></text:p>
          </table:table-cell>
          <table:table-cell office:value-type="string" table:style-name="ce4">
            <text:p>Réponse : Faux</text:p>
            <text:p/>
            <text:p>La liste de références et la bibliographie sont deux listes différentes. Les documents non cités se trouvent dans la bibliographie.</text:p>
          </table:table-cell>
          <table:table-cell table:number-columns-repeated="16380"/>
        </table:table-row>
        <table:table-row table:style-name="ro4">
          <table:table-cell office:value-type="string" table:style-name="ce4">
            <text:p>Citations et références, plagiat</text:p>
          </table:table-cell>
          <table:table-cell office:value-type="string" table:style-name="ce4">
            <text:p>V/F</text:p>
          </table:table-cell>
          <table:table-cell office:value-type="string" table:style-name="ce4">
            <text:p>Si j'utilise Zotero, mes références bibliographiques ne présenteront aucune faute.</text:p>
          </table:table-cell>
          <table:table-cell office:value-type="string" table:style-name="ce4">
            <text:p>Réponse: Faux</text:p>
            <text:p/>
            <text:p>Zotero est une aide pour la gestion des citations et références bibliographiques mais ne garantit pas l’absence de fautes. C'est pourquoi il est nécessaire de vérifier les informations importées par Zotero et de relire et corriger les références bibliographiques selon les guides de la Bibliothèque.</text:p>
          </table:table-cell>
          <table:table-cell table:number-columns-repeated="16380"/>
        </table:table-row>
        <table:table-row table:style-name="ro5">
          <table:table-cell office:value-type="string" table:style-name="ce10">
            <text:p>JOKER-Services proposés par la Bibliothèque</text:p>
          </table:table-cell>
          <table:table-cell office:value-type="string" table:style-name="ce4">
            <text:p>V/F</text:p>
          </table:table-cell>
          <table:table-cell office:value-type="string" table:style-name="ce4">
            <text:p>Si je suis étudiant-e aux Caroubiers, je ne peux pas aller à la Bibliothèque sur le site de Champel et inversement.</text:p>
          </table:table-cell>
          <table:table-cell office:value-type="string" table:style-name="ce4">
            <text:p>Réponse : Faux</text:p>
            <text:p/>
            <text:p>La Bibliothèque (sites Caroubiers &amp; Champel) est accessible à toute personne intéressée.</text:p>
          </table:table-cell>
          <table:table-cell table:number-columns-repeated="16380"/>
        </table:table-row>
        <table:table-row table:style-name="ro7">
          <table:table-cell office:value-type="string" table:style-name="ce10">
            <text:p>JOKER-Services proposés par la Bibliothèque</text:p>
          </table:table-cell>
          <table:table-cell office:value-type="string" table:style-name="ce4">
            <text:p>Choix multiple</text:p>
          </table:table-cell>
          <table:table-cell office:value-type="string" table:style-name="ce4">
            <text:p>Pour pouvoir emprunter des livres à la Bibliothèque, je dois:</text:p>
            <text:p/>
            <text:p>a. Être étudiant-e à la HEdS</text:p>
            <text:p>b. Demander aux bibliothécaires de m’inscrire</text:p>
            <text:p>c. M’auto-inscrire avec mon SWITCH edu-ID</text:p>
            <text:p>d. Les trois propositions ci-dessus</text:p>
          </table:table-cell>
          <table:table-cell office:value-type="string" table:style-name="ce4">
            <text:p>Réponse : c.</text:p>
          </table:table-cell>
          <table:table-cell table:number-columns-repeated="16380"/>
        </table:table-row>
        <table:table-row table:style-name="ro3">
          <table:table-cell office:value-type="string" table:style-name="ce10">
            <text:p>JOKER-Services proposés par la Bibliothèque</text:p>
          </table:table-cell>
          <table:table-cell office:value-type="string" table:style-name="ce4">
            <text:p>V/F</text:p>
          </table:table-cell>
          <table:table-cell office:value-type="string" table:style-name="ce4">
            <text:p>Si j’ai un problème avec mon SWITCH edu-ID, je peux demander de l’aide à la Bibliothèque.</text:p>
          </table:table-cell>
          <table:table-cell office:value-type="string" table:style-name="ce4">
            <text:p>Réponse : Faux<text:s/></text:p>
            <text:p/>
            <text:p>Le service compétent est le service informatique.</text:p>
          </table:table-cell>
          <table:table-cell table:number-columns-repeated="16380"/>
        </table:table-row>
        <table:table-row table:style-name="ro8">
          <table:table-cell office:value-type="string" table:style-name="ce10">
            <text:p>Bonus</text:p>
          </table:table-cell>
          <table:table-cell table:style-name="ce4"/>
          <table:table-cell office:value-type="string" table:style-name="ce4">
            <text:p>Waouh! Vous venez de découvrir<text:span text:style-name="T4"><text:s/>tous les</text:span><text:s/>tutoriels vidéo et les guides que l’équipe de la Bibliothèque met à votre disposition. Ça tombe bien, car vous vouliez commencer votre travail de recherche. Vous les parcourez pour combler vos lacunes et vous vous lancez, très motivé-e, dans vos recherches documentaires. Comme vous êtes super à l’aise, rejouez!</text:p>
            <text:p/>
            <text:p>Sortez cette carte du jeu.</text:p>
          </table:table-cell>
          <table:table-cell table:style-name="ce4"/>
          <table:table-cell table:number-columns-repeated="16380"/>
        </table:table-row>
        <table:table-row table:style-name="ro4">
          <table:table-cell office:value-type="string" table:style-name="ce10">
            <text:p>Bonus</text:p>
          </table:table-cell>
          <table:table-cell table:style-name="ce4"/>
          <table:table-cell office:value-type="string" table:style-name="ce4">
            <text:p>Top ! Grâce aux guides et tutoriels de la Bibliothèque, et aux questions posées à son équipe, vous avez pu améliorer votre expertise dans la recherche avec les bases de données. La recherche avancée n’a plus de secret pour vous ! Prenez la carte de votre choix chez l’adversaire à votre gauche.<text:s/></text:p>
            <text:p/>
            <text:p>Sortez cette carte du jeu.</text:p>
          </table:table-cell>
          <table:table-cell table:style-name="ce4"/>
          <table:table-cell table:number-columns-repeated="16380"/>
        </table:table-row>
        <table:table-row table:style-name="ro4">
          <table:table-cell office:value-type="string" table:style-name="ce10">
            <text:p>Malus</text:p>
          </table:table-cell>
          <table:table-cell table:style-name="ce4"/>
          <table:table-cell office:value-type="string" table:style-name="ce4">
            <text:p>Oups !! Vous n’avez pas bien évalué la source trouvée pour votre travail de recherche, et il s’avère que c’était une fake news… Dommage ! Débarrassez-vous d’une carte gagnée de votre choix. La prochaine fois, vous prendrez un peu plus de temps pour évaluer l’information trouvée !<text:s/></text:p>
            <text:p/>
            <text:p>Sortez cette carte du jeu.</text:p>
          </table:table-cell>
          <table:table-cell table:style-name="ce4"/>
          <table:table-cell table:number-columns-repeated="16380"/>
        </table:table-row>
        <table:table-row table:style-name="ro4">
          <table:table-cell office:value-type="string" table:style-name="ce10">
            <text:p>Malus</text:p>
          </table:table-cell>
          <table:table-cell table:style-name="ce4"/>
          <table:table-cell office:value-type="string" table:style-name="ce4">
            <text:p>Aïe… vous vous êtes mélangé les pinceaux dans l’utilisation des bases de données et des opérateurs booléens, et avez confondu AND et OR. Pas de souci : prenez le temps de regarder à nouveau les tutoriels vidéo et de consulter les guides de la Bibliothèque, avant de reprendre vos recherches, et passez votre tour !<text:s/></text:p>
            <text:p/>
            <text:p>Sortez cette carte du jeu.</text:p>
          </table:table-cell>
          <table:table-cell table:style-name="ce4"/>
          <table:table-cell table:number-columns-repeated="16380"/>
        </table:table-row>
        <table:table-row table:number-rows-repeated="6" table:style-name="ro1">
          <table:table-cell table:number-columns-repeated="4" table:style-name="ce5"/>
          <table:table-cell table:number-columns-repeated="16380"/>
        </table:table-row>
        <table:table-row table:number-rows-repeated="1048479" table:style-name="ro1">
          <table:table-cell table:number-columns-repeated="16384"/>
        </table:table-row>
      </table:table>
      <table:database-ranges>
        <table:database-range table:target-range-address="Français.A3:Français.D9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Lien_32_hypertexte" style:display-name="Lien hypertexte" style:family="table-cell" style:data-style-name="N0">
      <style:text-properties fo:color="#0563C1" style:text-underline-style="solid" style:text-underline-type="single"/>
    </style:style>
    <style:style style:name="Lien_32_hypertexte_1" style:display-name="Lien hypertexte" style:family="table-cell" style:data-style-name="N0">
      <style:text-properties fo:color="#0563C1" style:text-underline-style="solid" style:text-underline-type="single"/>
    </style:style>
    <style:style style:name="Lien_32_hypertexte_2" style:display-name="Lien hypertexte" style:family="table-cell" style:data-style-name="N0">
      <style:text-properties fo:color="#0563C1" style:text-underline-style="solid" style:text-underline-type="single"/>
    </style:style>
    <style:style style:name="Lien_32_hypertexte_3" style:display-name="Lien hypertexte" style:family="table-cell" style:data-style-name="N0">
      <style:text-properties fo:color="#0563C1" style:text-underline-style="solid" style:text-underline-type="single"/>
    </style:style>
    <style:style style:name="Lien_32_hypertexte_4" style:display-name="Lien hypertexte" style:family="table-cell" style:data-style-name="N0">
      <style:text-properties fo:color="#0563C1" style:text-underline-style="solid" style:text-underline-type="single"/>
    </style:style>
    <style:style style:name="Lien_32_hypertexte_5" style:display-name="Lien hypertexte" style:family="table-cell" style:data-style-name="N0">
      <style:text-properties fo:color="#0563C1" style:text-underline-style="solid" style:text-underline-type="single"/>
    </style:style>
    <style:style style:name="Lien_32_hypertexte_6" style:display-name="Lien hypertexte" style:family="table-cell" style:data-style-name="N0">
      <style:text-properties fo:color="#0563C1" style:text-underline-style="solid" style:text-underline-type="single"/>
    </style:style>
    <style:style style:name="Lien_32_hypertexte_7" style:display-name="Lien hypertexte" style:family="table-cell" style:data-style-name="N0">
      <style:text-properties fo:color="#0563C1" style:text-underline-style="solid" style:text-underline-type="single"/>
    </style:style>
    <style:style style:name="Lien_32_hypertexte_8" style:display-name="Lien hypertexte" style:family="table-cell" style:data-style-name="N0">
      <style:text-properties fo:color="#0563C1" style:text-underline-style="solid" style:text-underline-type="single"/>
    </style:style>
    <style:style style:name="Lien_32_hypertexte_9" style:display-name="Lien hypertexte" style:family="table-cell" style:data-style-name="N0">
      <style:text-properties fo:color="#0563C1" style:text-underline-style="solid" style:text-underline-type="single"/>
    </style:style>
    <style:style style:name="Lien_32_hypertexte_10" style:display-name="Lien hypertexte" style:family="table-cell" style:data-style-name="N0">
      <style:text-properties fo:color="#0563C1" style:text-underline-style="solid" style:text-underline-type="single"/>
    </style:style>
    <style:style style:name="Lien_32_hypertexte_11" style:display-name="Lien hypertexte" style:family="table-cell" style:data-style-name="N0">
      <style:text-properties fo:color="#0563C1" style:text-underline-style="solid" style:text-underline-type="single"/>
    </style:style>
    <style:style style:name="Lien_32_hypertexte_12" style:display-name="Lien hypertexte" style:family="table-cell" style:data-style-name="N0">
      <style:text-properties fo:color="#0563C1" style:text-underline-style="solid" style:text-underline-type="single"/>
    </style:style>
    <style:style style:name="Lien_32_hypertexte_13" style:display-name="Lien hypertexte" style:family="table-cell" style:data-style-name="N0">
      <style:text-properties fo:color="#0563C1" style:text-underline-style="solid" style:text-underline-type="single"/>
    </style:style>
    <style:style style:name="Lien_32_hypertexte_32_visit_233_" style:display-name="Lien hypertexte visité" style:family="table-cell" style:data-style-name="N0">
      <style:text-properties fo:color="#954F72" style:text-underline-style="solid" style:text-underline-type="single"/>
    </style:style>
    <style:style style:name="Lien_32_hypertexte_32_visit_233__1" style:display-name="Lien hypertexte visité" style:family="table-cell" style:data-style-name="N0">
      <style:text-properties fo:color="#954F72" style:text-underline-style="solid" style:text-underline-type="single"/>
    </style:style>
    <style:style style:name="Lien_32_hypertexte_32_visit_233__2" style:display-name="Lien hypertexte visité" style:family="table-cell" style:data-style-name="N0">
      <style:text-properties fo:color="#954F72" style:text-underline-style="solid" style:text-underline-type="single"/>
    </style:style>
    <style:style style:name="Lien_32_hypertexte_32_visit_233__3" style:display-name="Lien hypertexte visité" style:family="table-cell" style:data-style-name="N0">
      <style:text-properties fo:color="#954F72" style:text-underline-style="solid" style:text-underline-type="single"/>
    </style:style>
    <style:style style:name="Lien_32_hypertexte_32_visit_233__4" style:display-name="Lien hypertexte visité" style:family="table-cell" style:data-style-name="N0">
      <style:text-properties fo:color="#954F72" style:text-underline-style="solid" style:text-underline-type="single"/>
    </style:style>
    <style:style style:name="Lien_32_hypertexte_32_visit_233__5" style:display-name="Lien hypertexte visité" style:family="table-cell" style:data-style-name="N0">
      <style:text-properties fo:color="#954F72" style:text-underline-style="solid" style:text-underline-type="single"/>
    </style:style>
    <style:style style:name="Lien_32_hypertexte_32_visit_233__6" style:display-name="Lien hypertexte visité" style:family="table-cell" style:data-style-name="N0">
      <style:text-properties fo:color="#954F72" style:text-underline-style="solid" style:text-underline-type="single"/>
    </style:style>
    <style:style style:name="Lien_32_hypertexte_32_visit_233__7" style:display-name="Lien hypertexte visité" style:family="table-cell" style:data-style-name="N0">
      <style:text-properties fo:color="#954F72" style:text-underline-style="solid" style:text-underline-type="single"/>
    </style:style>
    <style:style style:name="Lien_32_hypertexte_32_visit_233__8" style:display-name="Lien hypertexte visité" style:family="table-cell" style:data-style-name="N0">
      <style:text-properties fo:color="#954F72" style:text-underline-style="solid" style:text-underline-type="single"/>
    </style:style>
    <style:style style:name="Lien_32_hypertexte_32_visit_233__9" style:display-name="Lien hypertexte visité" style:family="table-cell" style:data-style-name="N0">
      <style:text-properties fo:color="#954F72" style:text-underline-style="solid" style:text-underline-type="single"/>
    </style:style>
    <style:style style:name="Lien_32_hypertexte_32_visit_233__10" style:display-name="Lien hypertexte visité" style:family="table-cell" style:data-style-name="N0">
      <style:text-properties fo:color="#954F72" style:text-underline-style="solid" style:text-underline-type="single"/>
    </style:style>
    <style:style style:name="Lien_32_hypertexte_32_visit_233__11" style:display-name="Lien hypertexte visité" style:family="table-cell" style:data-style-name="N0">
      <style:text-properties fo:color="#954F72" style:text-underline-style="solid" style:text-underline-type="single"/>
    </style:style>
    <style:style style:name="Lien_32_hypertexte_32_visit_233__12" style:display-name="Lien hypertexte visité" style:family="table-cell" style:data-style-name="N0">
      <style:text-properties fo:color="#954F72" style:text-underline-style="solid" style:text-underline-type="single"/>
    </style:style>
    <style:style style:name="Lien_32_hypertexte_32_visit_233__13" style:display-name="Lien hypertexte visité" style:family="table-cell" style:data-style-name="N0">
      <style:text-properties fo:color="#954F72"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Jean-Blaise Claivaz</meta:initial-creator>
    <dc:creator>Bossi Natacha</dc:creator>
    <meta:creation-date>2018-07-13T09:08:31Z</meta:creation-date>
    <dc:date>2024-11-15T15:09:06Z</dc:date>
    <meta:editing-duration>PT0S</meta:editing-duration>
    <meta:user-defined meta:name="_NewReviewCycle"/>
  </office:meta>
</office:document-meta>
</file>